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6.00pt" fo:font-weight="bold" fo:font-family="Calibri" style:font-family-asian="Calibri" style:font-family-complex="Calibri" fo:background-color="transparent" fo:color="#1b3a5c"/>
    </style:style>
    <style:style style:name="T3" style:family="text">
      <style:text-properties fo:font-size="18.00pt" fo:font-weight="normal" fo:font-family="Calibri" style:font-family-asian="Calibri" style:font-family-complex="Calibri" fo:background-color="transparent" fo:color="#2e86c1"/>
    </style:style>
    <style:style style:name="T4" style:family="text">
      <style:text-properties fo:font-size="11.00pt" fo:font-weight="normal" fo:font-family="Calibri" style:font-family-asian="Calibri" style:font-family-complex="Calibri" fo:background-color="#ebf5fb" fo:color="#5d6d7e"/>
    </style:style>
    <style:style style:name="T5" style:family="text">
      <style:text-properties fo:font-size="10.00pt" fo:font-weight="normal" fo:font-family="Calibri" style:font-family-asian="Calibri" style:font-family-complex="Calibri" fo:background-color="transparent" fo:color="#7f8c8d"/>
    </style:style>
    <style:style style:name="T6" style:family="text">
      <style:text-properties fo:font-size="11.00pt" fo:font-weight="normal" fo:font-family="Calibri" style:font-family-asian="Calibri" style:font-family-complex="Calibri" fo:background-color="transparent" fo:color="#95a5a6"/>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20.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20.00pt" fo:font-weight="normal" fo:font-family="Calibri" style:font-family-asian="Calibri" style:font-family-complex="Calibri" fo:background-color="transparent" style:use-window-font-color="true"/>
    </style:style>
    <style:style style:name="T11" style:family="text">
      <style:text-properties fo:font-size="16.00pt" fo:font-weight="bold" fo:font-family="Calibri" style:font-family-asian="Calibri" style:font-family-complex="Calibri" fo:background-color="transparent" fo:color="#1b3a5c"/>
    </style:style>
    <style:style style:name="T12" style:family="text">
      <style:text-properties fo:font-size="12.00pt" fo:font-weight="normal" fo:font-family="Calibri" style:font-family-asian="Calibri" style:font-family-complex="Calibri" fo:background-color="transparent" fo:color="#2c3e50"/>
    </style:style>
    <style:style style:name="T13" style:family="text">
      <style:text-properties fo:font-size="16.00pt" fo:font-weight="bold" fo:font-family="Calibri" style:font-family-asian="Calibri" style:font-family-complex="Calibri" fo:background-color="transparent" fo:color="#1b3a5c"/>
    </style:style>
    <style:style style:name="T14" style:family="text">
      <style:text-properties fo:font-size="12.00pt" fo:font-weight="normal" fo:font-family="Calibri" style:font-family-asian="Calibri" style:font-family-complex="Calibri" fo:background-color="transparent" fo:color="#2c3e5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fo:color="#2c3e5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fo:color="#2c3e5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fo:color="#2c3e5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50pt" fo:font-weight="normal" fo:font-family="Calibri" style:font-family-asian="Calibri" style:font-family-complex="Calibri" fo:background-color="transparent" fo:color="#2c3e5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50pt" fo:font-weight="normal" fo:font-family="Calibri" style:font-family-asian="Calibri" style:font-family-complex="Calibri" fo:background-color="transparent" fo:color="#2c3e5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50pt" fo:font-weight="normal" fo:font-family="Calibri" style:font-family-asian="Calibri" style:font-family-complex="Calibri" fo:background-color="transparent" fo:color="#2c3e5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50pt" fo:font-weight="normal" fo:font-family="Calibri" style:font-family-asian="Calibri" style:font-family-complex="Calibri" fo:background-color="transparent" fo:color="#2c3e5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50pt" fo:font-weight="normal" fo:font-family="Calibri" style:font-family-asian="Calibri" style:font-family-complex="Calibri" fo:background-color="transparent" fo:color="#2c3e5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50pt" fo:font-weight="normal" fo:font-family="Calibri" style:font-family-asian="Calibri" style:font-family-complex="Calibri" fo:background-color="transparent" fo:color="#2c3e5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50pt" fo:font-weight="normal" fo:font-family="Calibri" style:font-family-asian="Calibri" style:font-family-complex="Calibri" fo:background-color="transparent" fo:color="#2c3e5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50pt" fo:font-weight="normal" fo:font-family="Calibri" style:font-family-asian="Calibri" style:font-family-complex="Calibri" fo:background-color="transparent" fo:color="#2c3e5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50pt" fo:font-weight="normal" fo:font-family="Calibri" style:font-family-asian="Calibri" style:font-family-complex="Calibri" fo:background-color="transparent" fo:color="#2c3e5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50pt" fo:font-weight="normal" fo:font-family="Calibri" style:font-family-asian="Calibri" style:font-family-complex="Calibri" fo:background-color="transparent" fo:color="#2c3e5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50pt" fo:font-weight="normal" fo:font-family="Calibri" style:font-family-asian="Calibri" style:font-family-complex="Calibri" fo:background-color="transparent" fo:color="#2c3e5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50pt" fo:font-weight="normal" fo:font-family="Calibri" style:font-family-asian="Calibri" style:font-family-complex="Calibri" fo:background-color="transparent" fo:color="#2c3e5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9.00pt" fo:font-weight="normal" fo:font-family="Calibri" style:font-family-asian="Calibri" style:font-family-complex="Calibri" fo:background-color="transparent" fo:color="#7f8c8d" fo:font-style="italic"/>
    </style:style>
    <style:style style:name="T47" style:family="text">
      <style:text-properties fo:font-size="16.00pt" fo:font-weight="bold" fo:font-family="Calibri" style:font-family-asian="Calibri" style:font-family-complex="Calibri" fo:background-color="transparent" fo:color="#1b3a5c"/>
    </style:style>
    <style:style style:name="T48" style:family="text">
      <style:text-properties fo:font-size="12.00pt" fo:font-weight="normal" fo:font-family="Calibri" style:font-family-asian="Calibri" style:font-family-complex="Calibri" fo:background-color="transparent" fo:color="#2c3e5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9.00pt" fo:font-weight="normal" fo:font-family="Calibri" style:font-family-asian="Calibri" style:font-family-complex="Calibri" fo:background-color="transparent" fo:color="#7f8c8d" fo:font-style="italic"/>
    </style:style>
    <style:style style:name="T51" style:family="text">
      <style:text-properties fo:font-size="16.00pt" fo:font-weight="bold" fo:font-family="Calibri" style:font-family-asian="Calibri" style:font-family-complex="Calibri" fo:background-color="transparent" fo:color="#1b3a5c"/>
    </style:style>
    <style:style style:name="T52" style:family="text">
      <style:text-properties fo:font-size="12.00pt" fo:font-weight="normal" fo:font-family="Calibri" style:font-family-asian="Calibri" style:font-family-complex="Calibri" fo:background-color="transparent" fo:color="#2c3e50"/>
    </style:style>
    <style:style style:name="T53" style:family="text">
      <style:text-properties fo:font-size="13.00pt" fo:font-weight="bold" fo:font-family="Calibri" style:font-family-asian="Calibri" style:font-family-complex="Calibri" fo:background-color="transparent" fo:color="#2e86c1"/>
    </style:style>
    <style:style style:name="T54" style:family="text">
      <style:text-properties fo:font-size="12.00pt" fo:font-weight="normal" fo:font-family="Calibri" style:font-family-asian="Calibri" style:font-family-complex="Calibri" fo:background-color="transparent" fo:color="#2c3e50"/>
    </style:style>
    <style:style style:name="T55" style:family="text">
      <style:text-properties fo:font-size="2.00pt" fo:font-weight="normal" fo:font-family="Calibri" style:font-family-asian="Calibri" style:font-family-complex="Calibri" fo:background-color="#f4f6f7" fo:color="#2c3e50"/>
    </style:style>
    <style:style style:name="T56" style:family="text">
      <style:text-properties fo:font-size="8.50pt" fo:font-weight="normal" fo:font-family="Consolas" style:font-family-asian="Consolas" style:font-family-complex="Consolas" fo:background-color="#f4f6f7" fo:color="#2c3e50"/>
    </style:style>
    <style:style style:name="T57" style:family="text">
      <style:text-properties fo:font-size="2.00pt" fo:font-weight="normal" fo:font-family="Calibri" style:font-family-asian="Calibri" style:font-family-complex="Calibri" fo:background-color="#f4f6f7" fo:color="#2c3e50"/>
    </style:style>
    <style:style style:name="T58" style:family="text">
      <style:text-properties fo:font-size="13.00pt" fo:font-weight="bold" fo:font-family="Calibri" style:font-family-asian="Calibri" style:font-family-complex="Calibri" fo:background-color="transparent" fo:color="#2e86c1"/>
    </style:style>
    <style:style style:name="T59" style:family="text">
      <style:text-properties fo:font-size="12.00pt" fo:font-weight="normal" fo:font-family="Calibri" style:font-family-asian="Calibri" style:font-family-complex="Calibri" fo:background-color="transparent" fo:color="#2c3e5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9.00pt" fo:font-weight="normal" fo:font-family="Calibri" style:font-family-asian="Calibri" style:font-family-complex="Calibri" fo:background-color="transparent" fo:color="#7f8c8d" fo:font-style="italic"/>
    </style:style>
    <style:style style:name="T62" style:family="text">
      <style:text-properties fo:font-size="16.00pt" fo:font-weight="bold" fo:font-family="Calibri" style:font-family-asian="Calibri" style:font-family-complex="Calibri" fo:background-color="transparent" fo:color="#1b3a5c"/>
    </style:style>
    <style:style style:name="T63" style:family="text">
      <style:text-properties fo:font-size="12.00pt" fo:font-weight="normal" fo:font-family="Calibri" style:font-family-asian="Calibri" style:font-family-complex="Calibri" fo:background-color="transparent" fo:color="#2c3e50"/>
    </style:style>
    <style:style style:name="T64" style:family="text">
      <style:text-properties fo:font-size="13.00pt" fo:font-weight="bold" fo:font-family="Calibri" style:font-family-asian="Calibri" style:font-family-complex="Calibri" fo:background-color="transparent" fo:color="#2e86c1"/>
    </style:style>
    <style:style style:name="T65" style:family="text">
      <style:text-properties fo:font-size="2.00pt" fo:font-weight="normal" fo:font-family="Calibri" style:font-family-asian="Calibri" style:font-family-complex="Calibri" fo:background-color="#f4f6f7" fo:color="#2c3e50"/>
    </style:style>
    <style:style style:name="T66" style:family="text">
      <style:text-properties fo:font-size="8.50pt" fo:font-weight="normal" fo:font-family="Consolas" style:font-family-asian="Consolas" style:font-family-complex="Consolas" fo:background-color="#f4f6f7" fo:color="#2c3e5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8.50pt" fo:font-weight="normal" fo:font-family="Consolas" style:font-family-asian="Consolas" style:font-family-complex="Consolas" fo:background-color="#f4f6f7" fo:color="#2c3e5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8.50pt" fo:font-weight="normal" fo:font-family="Consolas" style:font-family-asian="Consolas" style:font-family-complex="Consolas" fo:background-color="#f4f6f7" fo:color="#2c3e5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8.50pt" fo:font-weight="normal" fo:font-family="Consolas" style:font-family-asian="Consolas" style:font-family-complex="Consolas" fo:background-color="#f4f6f7" fo:color="#2c3e50"/>
    </style:style>
    <style:style style:name="T73" style:family="text">
      <style:text-properties fo:font-size="2.00pt" fo:font-weight="normal" fo:font-family="Calibri" style:font-family-asian="Calibri" style:font-family-complex="Calibri" fo:background-color="#f4f6f7" fo:color="#2c3e50"/>
    </style:style>
    <style:style style:name="T74" style:family="text">
      <style:text-properties fo:font-size="16.00pt" fo:font-weight="bold" fo:font-family="Calibri" style:font-family-asian="Calibri" style:font-family-complex="Calibri" fo:background-color="transparent" fo:color="#1b3a5c"/>
    </style:style>
    <style:style style:name="T75" style:family="text">
      <style:text-properties fo:font-size="12.00pt" fo:font-weight="normal" fo:font-family="Calibri" style:font-family-asian="Calibri" style:font-family-complex="Calibri" fo:background-color="transparent" fo:color="#2c3e50"/>
    </style:style>
    <style:style style:name="T76" style:family="text">
      <style:text-properties fo:font-size="13.00pt" fo:font-weight="bold" fo:font-family="Calibri" style:font-family-asian="Calibri" style:font-family-complex="Calibri" fo:background-color="transparent" fo:color="#2e86c1"/>
    </style:style>
    <style:style style:name="T77" style:family="text">
      <style:text-properties fo:font-size="2.00pt" fo:font-weight="normal" fo:font-family="Calibri" style:font-family-asian="Calibri" style:font-family-complex="Calibri" fo:background-color="#f4f6f7" fo:color="#2c3e50"/>
    </style:style>
    <style:style style:name="T78" style:family="text">
      <style:text-properties fo:font-size="8.50pt" fo:font-weight="normal" fo:font-family="Consolas" style:font-family-asian="Consolas" style:font-family-complex="Consolas" fo:background-color="#f4f6f7" fo:color="#2c3e50"/>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8.50pt" fo:font-weight="normal" fo:font-family="Consolas" style:font-family-asian="Consolas" style:font-family-complex="Consolas" fo:background-color="#f4f6f7" fo:color="#2c3e5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8.50pt" fo:font-weight="normal" fo:font-family="Consolas" style:font-family-asian="Consolas" style:font-family-complex="Consolas" fo:background-color="#f4f6f7" fo:color="#2c3e5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8.50pt" fo:font-weight="normal" fo:font-family="Consolas" style:font-family-asian="Consolas" style:font-family-complex="Consolas" fo:background-color="#f4f6f7" fo:color="#2c3e5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8.50pt" fo:font-weight="normal" fo:font-family="Consolas" style:font-family-asian="Consolas" style:font-family-complex="Consolas" fo:background-color="#f4f6f7" fo:color="#2c3e5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8.50pt" fo:font-weight="normal" fo:font-family="Consolas" style:font-family-asian="Consolas" style:font-family-complex="Consolas" fo:background-color="#f4f6f7" fo:color="#2c3e5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8.50pt" fo:font-weight="normal" fo:font-family="Consolas" style:font-family-asian="Consolas" style:font-family-complex="Consolas" fo:background-color="#f4f6f7" fo:color="#2c3e50"/>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8.50pt" fo:font-weight="normal" fo:font-family="Consolas" style:font-family-asian="Consolas" style:font-family-complex="Consolas" fo:background-color="#f4f6f7" fo:color="#2c3e50"/>
    </style:style>
    <style:style style:name="T93" style:family="text">
      <style:text-properties fo:font-size="8.50pt" fo:font-weight="normal" style:text-underline-mode="continuous" style:text-underline-type="single" style:text-underline-style="solid" style:text-underline-width="normal" fo:font-family="Consolas" style:font-family-asian="Consolas" style:font-family-complex="Consolas" fo:background-color="#f4f6f7" fo:color="#2c3e50"/>
    </style:style>
    <style:style style:name="T94" style:family="text">
      <style:text-properties fo:font-size="8.50pt" fo:font-weight="normal" style:text-underline-mode="continuous" style:text-underline-type="single" style:text-underline-style="solid" style:text-underline-width="normal" fo:font-family="Consolas" style:font-family-asian="Consolas" style:font-family-complex="Consolas" fo:background-color="#f4f6f7" fo:color="#2c3e50"/>
    </style:style>
    <style:style style:name="T95" style:family="text">
      <style:text-properties fo:font-size="8.50pt" fo:font-weight="normal" fo:font-family="Consolas" style:font-family-asian="Consolas" style:font-family-complex="Consolas" fo:background-color="#f4f6f7" fo:color="#2c3e50"/>
    </style:style>
    <style:style style:name="T96" style:family="text">
      <style:text-properties fo:font-size="2.00pt" fo:font-weight="normal" fo:font-family="Calibri" style:font-family-asian="Calibri" style:font-family-complex="Calibri" fo:background-color="#f4f6f7" fo:color="#2c3e50"/>
    </style:style>
    <style:style style:name="T97" style:family="text">
      <style:text-properties fo:font-size="16.00pt" fo:font-weight="bold" fo:font-family="Calibri" style:font-family-asian="Calibri" style:font-family-complex="Calibri" fo:background-color="transparent" fo:color="#1b3a5c"/>
    </style:style>
    <style:style style:name="T98" style:family="text">
      <style:text-properties fo:font-size="15.00pt" fo:font-weight="bold" fo:font-family="Calibri" style:font-family-asian="Calibri" style:font-family-complex="Calibri" fo:background-color="transparent" fo:color="#1b3a5c"/>
    </style:style>
    <style:style style:name="T99" style:family="text">
      <style:text-properties fo:font-size="12.00pt" fo:font-weight="normal" fo:font-family="Calibri" style:font-family-asian="Calibri" style:font-family-complex="Calibri" fo:background-color="transparent" fo:color="#2c3e50"/>
    </style:style>
    <style:style style:name="T100" style:family="text">
      <style:text-properties fo:font-size="2.00pt" fo:font-weight="normal" fo:font-family="Calibri" style:font-family-asian="Calibri" style:font-family-complex="Calibri" fo:background-color="#f4f6f7" fo:color="#2c3e50"/>
    </style:style>
    <style:style style:name="T101" style:family="text">
      <style:text-properties fo:font-size="8.50pt" fo:font-weight="normal" fo:font-family="Consolas" style:font-family-asian="Consolas" style:font-family-complex="Consolas" fo:background-color="#f4f6f7" fo:color="#2c3e5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8.50pt" fo:font-weight="normal" fo:font-family="Consolas" style:font-family-asian="Consolas" style:font-family-complex="Consolas" fo:background-color="#f4f6f7" fo:color="#2c3e5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8.50pt" fo:font-weight="normal" fo:font-family="Consolas" style:font-family-asian="Consolas" style:font-family-complex="Consolas" fo:background-color="#f4f6f7" fo:color="#2c3e50"/>
    </style:style>
    <style:style style:name="T106" style:family="text">
      <style:text-properties fo:font-size="2.00pt" fo:font-weight="normal" fo:font-family="Calibri" style:font-family-asian="Calibri" style:font-family-complex="Calibri" fo:background-color="#f4f6f7" fo:color="#2c3e50"/>
    </style:style>
    <style:style style:name="T107" style:family="text">
      <style:text-properties fo:font-size="15.00pt" fo:font-weight="bold" fo:font-family="Calibri" style:font-family-asian="Calibri" style:font-family-complex="Calibri" fo:background-color="transparent" fo:color="#1b3a5c"/>
    </style:style>
    <style:style style:name="T108" style:family="text">
      <style:text-properties fo:font-size="12.00pt" fo:font-weight="normal" fo:font-family="Calibri" style:font-family-asian="Calibri" style:font-family-complex="Calibri" fo:background-color="transparent" fo:color="#2c3e50"/>
    </style:style>
    <style:style style:name="T109" style:family="text">
      <style:text-properties fo:font-size="15.00pt" fo:font-weight="bold" fo:font-family="Calibri" style:font-family-asian="Calibri" style:font-family-complex="Calibri" fo:background-color="transparent" fo:color="#1b3a5c"/>
    </style:style>
    <style:style style:name="T110" style:family="text">
      <style:text-properties fo:font-size="13.00pt" fo:font-weight="bold" fo:font-family="Calibri" style:font-family-asian="Calibri" style:font-family-complex="Calibri" fo:background-color="transparent" fo:color="#2e86c1"/>
    </style:style>
    <style:style style:name="T111" style:family="text">
      <style:text-properties fo:font-size="12.00pt" fo:font-weight="normal" fo:font-family="Calibri" style:font-family-asian="Calibri" style:font-family-complex="Calibri" fo:background-color="transparent" fo:color="#2c3e5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9.00pt" fo:font-weight="normal" fo:font-family="Calibri" style:font-family-asian="Calibri" style:font-family-complex="Calibri" fo:background-color="transparent" fo:color="#7f8c8d" fo:font-style="italic"/>
    </style:style>
    <style:style style:name="T114" style:family="text">
      <style:text-properties fo:font-size="13.00pt" fo:font-weight="bold" fo:font-family="Calibri" style:font-family-asian="Calibri" style:font-family-complex="Calibri" fo:background-color="transparent" fo:color="#2e86c1"/>
    </style:style>
    <style:style style:name="T115" style:family="text">
      <style:text-properties fo:font-size="12.00pt" fo:font-weight="normal" fo:font-family="Calibri" style:font-family-asian="Calibri" style:font-family-complex="Calibri" fo:background-color="transparent" fo:color="#2c3e50"/>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9.00pt" fo:font-weight="normal" fo:font-family="Calibri" style:font-family-asian="Calibri" style:font-family-complex="Calibri" fo:background-color="transparent" fo:color="#7f8c8d" fo:font-style="italic"/>
    </style:style>
    <style:style style:name="T118" style:family="text">
      <style:text-properties fo:font-size="13.00pt" fo:font-weight="bold" fo:font-family="Calibri" style:font-family-asian="Calibri" style:font-family-complex="Calibri" fo:background-color="transparent" fo:color="#2e86c1"/>
    </style:style>
    <style:style style:name="T119" style:family="text">
      <style:text-properties fo:font-size="12.00pt" fo:font-weight="normal" fo:font-family="Calibri" style:font-family-asian="Calibri" style:font-family-complex="Calibri" fo:background-color="transparent" fo:color="#2c3e50"/>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9.00pt" fo:font-weight="normal" fo:font-family="Calibri" style:font-family-asian="Calibri" style:font-family-complex="Calibri" fo:background-color="transparent" fo:color="#7f8c8d" fo:font-style="italic"/>
    </style:style>
    <style:style style:name="T122" style:family="text">
      <style:text-properties fo:font-size="13.00pt" fo:font-weight="bold" fo:font-family="Calibri" style:font-family-asian="Calibri" style:font-family-complex="Calibri" fo:background-color="transparent" fo:color="#2e86c1"/>
    </style:style>
    <style:style style:name="T123" style:family="text">
      <style:text-properties fo:font-size="12.00pt" fo:font-weight="normal" fo:font-family="Calibri" style:font-family-asian="Calibri" style:font-family-complex="Calibri" fo:background-color="transparent" fo:color="#2c3e5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9.00pt" fo:font-weight="normal" fo:font-family="Calibri" style:font-family-asian="Calibri" style:font-family-complex="Calibri" fo:background-color="transparent" fo:color="#7f8c8d" fo:font-style="italic"/>
    </style:style>
    <style:style style:name="T126" style:family="text">
      <style:text-properties fo:font-size="13.00pt" fo:font-weight="bold" fo:font-family="Calibri" style:font-family-asian="Calibri" style:font-family-complex="Calibri" fo:background-color="transparent" fo:color="#2e86c1"/>
    </style:style>
    <style:style style:name="T127" style:family="text">
      <style:text-properties fo:font-size="12.00pt" fo:font-weight="normal" fo:font-family="Calibri" style:font-family-asian="Calibri" style:font-family-complex="Calibri" fo:background-color="transparent" fo:color="#2c3e50"/>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9.00pt" fo:font-weight="normal" fo:font-family="Calibri" style:font-family-asian="Calibri" style:font-family-complex="Calibri" fo:background-color="transparent" fo:color="#7f8c8d" fo:font-style="italic"/>
    </style:style>
    <style:style style:name="T130" style:family="text">
      <style:text-properties fo:font-size="16.00pt" fo:font-weight="bold" fo:font-family="Calibri" style:font-family-asian="Calibri" style:font-family-complex="Calibri" fo:background-color="transparent" fo:color="#1b3a5c"/>
    </style:style>
    <style:style style:name="T131" style:family="text">
      <style:text-properties fo:font-size="15.00pt" fo:font-weight="bold" fo:font-family="Calibri" style:font-family-asian="Calibri" style:font-family-complex="Calibri" fo:background-color="transparent" fo:color="#1b3a5c"/>
    </style:style>
    <style:style style:name="T132" style:family="text">
      <style:text-properties fo:font-size="12.00pt" fo:font-weight="normal" fo:font-family="Calibri" style:font-family-asian="Calibri" style:font-family-complex="Calibri" fo:background-color="transparent" fo:color="#2c3e50"/>
    </style:style>
    <style:style style:name="T133" style:family="text">
      <style:text-properties fo:font-size="2.00pt" fo:font-weight="normal" fo:font-family="Calibri" style:font-family-asian="Calibri" style:font-family-complex="Calibri" fo:background-color="#f4f6f7" fo:color="#2c3e50"/>
    </style:style>
    <style:style style:name="T134" style:family="text">
      <style:text-properties fo:font-size="8.50pt" fo:font-weight="normal" fo:font-family="Consolas" style:font-family-asian="Consolas" style:font-family-complex="Consolas" fo:background-color="#f4f6f7" fo:color="#2c3e50"/>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8.50pt" fo:font-weight="normal" fo:font-family="Consolas" style:font-family-asian="Consolas" style:font-family-complex="Consolas" fo:background-color="#f4f6f7" fo:color="#2c3e50"/>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8.50pt" fo:font-weight="normal" fo:font-family="Consolas" style:font-family-asian="Consolas" style:font-family-complex="Consolas" fo:background-color="#f4f6f7" fo:color="#2c3e50"/>
    </style:style>
    <style:style style:name="T139" style:family="text">
      <style:text-properties fo:font-size="2.00pt" fo:font-weight="normal" fo:font-family="Calibri" style:font-family-asian="Calibri" style:font-family-complex="Calibri" fo:background-color="#f4f6f7" fo:color="#2c3e50"/>
    </style:style>
    <style:style style:name="T140" style:family="text">
      <style:text-properties fo:font-size="15.00pt" fo:font-weight="bold" fo:font-family="Calibri" style:font-family-asian="Calibri" style:font-family-complex="Calibri" fo:background-color="transparent" fo:color="#1b3a5c"/>
    </style:style>
    <style:style style:name="T141" style:family="text">
      <style:text-properties fo:font-size="13.00pt" fo:font-weight="bold" fo:font-family="Calibri" style:font-family-asian="Calibri" style:font-family-complex="Calibri" fo:background-color="transparent" fo:color="#2e86c1"/>
    </style:style>
    <style:style style:name="T142" style:family="text">
      <style:text-properties fo:font-size="12.00pt" fo:font-weight="normal" fo:font-family="Calibri" style:font-family-asian="Calibri" style:font-family-complex="Calibri" fo:background-color="transparent" fo:color="#2c3e50"/>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9.00pt" fo:font-weight="normal" fo:font-family="Calibri" style:font-family-asian="Calibri" style:font-family-complex="Calibri" fo:background-color="transparent" fo:color="#7f8c8d" fo:font-style="italic"/>
    </style:style>
    <style:style style:name="T145" style:family="text">
      <style:text-properties fo:font-size="13.00pt" fo:font-weight="bold" fo:font-family="Calibri" style:font-family-asian="Calibri" style:font-family-complex="Calibri" fo:background-color="transparent" fo:color="#2e86c1"/>
    </style:style>
    <style:style style:name="T146" style:family="text">
      <style:text-properties fo:font-size="12.00pt" fo:font-weight="normal" fo:font-family="Calibri" style:font-family-asian="Calibri" style:font-family-complex="Calibri" fo:background-color="transparent" fo:color="#2c3e50"/>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9.00pt" fo:font-weight="normal" fo:font-family="Calibri" style:font-family-asian="Calibri" style:font-family-complex="Calibri" fo:background-color="transparent" fo:color="#7f8c8d" fo:font-style="italic"/>
    </style:style>
    <style:style style:name="T149" style:family="text">
      <style:text-properties fo:font-size="13.00pt" fo:font-weight="bold" fo:font-family="Calibri" style:font-family-asian="Calibri" style:font-family-complex="Calibri" fo:background-color="transparent" fo:color="#2e86c1"/>
    </style:style>
    <style:style style:name="T150" style:family="text">
      <style:text-properties fo:font-size="12.00pt" fo:font-weight="normal" fo:font-family="Calibri" style:font-family-asian="Calibri" style:font-family-complex="Calibri" fo:background-color="transparent" fo:color="#2c3e50"/>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9.00pt" fo:font-weight="normal" fo:font-family="Calibri" style:font-family-asian="Calibri" style:font-family-complex="Calibri" fo:background-color="transparent" fo:color="#7f8c8d" fo:font-style="italic"/>
    </style:style>
    <style:style style:name="T153" style:family="text">
      <style:text-properties fo:font-size="13.00pt" fo:font-weight="bold" fo:font-family="Calibri" style:font-family-asian="Calibri" style:font-family-complex="Calibri" fo:background-color="transparent" fo:color="#2e86c1"/>
    </style:style>
    <style:style style:name="T154" style:family="text">
      <style:text-properties fo:font-size="12.00pt" fo:font-weight="normal" fo:font-family="Calibri" style:font-family-asian="Calibri" style:font-family-complex="Calibri" fo:background-color="transparent" fo:color="#2c3e5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9.00pt" fo:font-weight="normal" fo:font-family="Calibri" style:font-family-asian="Calibri" style:font-family-complex="Calibri" fo:background-color="transparent" fo:color="#7f8c8d" fo:font-style="italic"/>
    </style:style>
    <style:style style:name="T157" style:family="text">
      <style:text-properties fo:font-size="13.00pt" fo:font-weight="bold" fo:font-family="Calibri" style:font-family-asian="Calibri" style:font-family-complex="Calibri" fo:background-color="transparent" fo:color="#2e86c1"/>
    </style:style>
    <style:style style:name="T158" style:family="text">
      <style:text-properties fo:font-size="12.00pt" fo:font-weight="normal" fo:font-family="Calibri" style:font-family-asian="Calibri" style:font-family-complex="Calibri" fo:background-color="transparent" fo:color="#2c3e50"/>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9.00pt" fo:font-weight="normal" fo:font-family="Calibri" style:font-family-asian="Calibri" style:font-family-complex="Calibri" fo:background-color="transparent" fo:color="#7f8c8d" fo:font-style="italic"/>
    </style:style>
    <style:style style:name="T161" style:family="text">
      <style:text-properties fo:font-size="16.00pt" fo:font-weight="bold" fo:font-family="Calibri" style:font-family-asian="Calibri" style:font-family-complex="Calibri" fo:background-color="transparent" fo:color="#1b3a5c"/>
    </style:style>
    <style:style style:name="T162" style:family="text">
      <style:text-properties fo:font-size="15.00pt" fo:font-weight="bold" fo:font-family="Calibri" style:font-family-asian="Calibri" style:font-family-complex="Calibri" fo:background-color="transparent" fo:color="#1b3a5c"/>
    </style:style>
    <style:style style:name="T163" style:family="text">
      <style:text-properties fo:font-size="12.00pt" fo:font-weight="normal" fo:font-family="Calibri" style:font-family-asian="Calibri" style:font-family-complex="Calibri" fo:background-color="transparent" fo:color="#2c3e50"/>
    </style:style>
    <style:style style:name="T164" style:family="text">
      <style:text-properties fo:font-size="2.00pt" fo:font-weight="normal" fo:font-family="Calibri" style:font-family-asian="Calibri" style:font-family-complex="Calibri" fo:background-color="#f4f6f7" fo:color="#2c3e50"/>
    </style:style>
    <style:style style:name="T165" style:family="text">
      <style:text-properties fo:font-size="8.50pt" fo:font-weight="normal" fo:font-family="Consolas" style:font-family-asian="Consolas" style:font-family-complex="Consolas" fo:background-color="#f4f6f7" fo:color="#2c3e5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8.50pt" fo:font-weight="normal" fo:font-family="Consolas" style:font-family-asian="Consolas" style:font-family-complex="Consolas" fo:background-color="#f4f6f7" fo:color="#2c3e50"/>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8.50pt" fo:font-weight="normal" fo:font-family="Consolas" style:font-family-asian="Consolas" style:font-family-complex="Consolas" fo:background-color="#f4f6f7" fo:color="#2c3e50"/>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8.50pt" fo:font-weight="normal" fo:font-family="Consolas" style:font-family-asian="Consolas" style:font-family-complex="Consolas" fo:background-color="#f4f6f7" fo:color="#2c3e50"/>
    </style:style>
    <style:style style:name="T172" style:family="text">
      <style:text-properties fo:font-size="2.00pt" fo:font-weight="normal" fo:font-family="Calibri" style:font-family-asian="Calibri" style:font-family-complex="Calibri" fo:background-color="#f4f6f7" fo:color="#2c3e50"/>
    </style:style>
    <style:style style:name="T173" style:family="text">
      <style:text-properties fo:font-size="15.00pt" fo:font-weight="bold" fo:font-family="Calibri" style:font-family-asian="Calibri" style:font-family-complex="Calibri" fo:background-color="transparent" fo:color="#1b3a5c"/>
    </style:style>
    <style:style style:name="T174" style:family="text">
      <style:text-properties fo:font-size="12.00pt" fo:font-weight="normal" fo:font-family="Calibri" style:font-family-asian="Calibri" style:font-family-complex="Calibri" fo:background-color="transparent" fo:color="#2c3e50"/>
    </style:style>
    <style:style style:name="T175" style:family="text">
      <style:text-properties fo:font-size="15.00pt" fo:font-weight="bold" fo:font-family="Calibri" style:font-family-asian="Calibri" style:font-family-complex="Calibri" fo:background-color="transparent" fo:color="#1b3a5c"/>
    </style:style>
    <style:style style:name="T176" style:family="text">
      <style:text-properties fo:font-size="13.00pt" fo:font-weight="bold" fo:font-family="Calibri" style:font-family-asian="Calibri" style:font-family-complex="Calibri" fo:background-color="transparent" fo:color="#2e86c1"/>
    </style:style>
    <style:style style:name="T177" style:family="text">
      <style:text-properties fo:font-size="12.00pt" fo:font-weight="normal" fo:font-family="Calibri" style:font-family-asian="Calibri" style:font-family-complex="Calibri" fo:background-color="transparent" fo:color="#2c3e5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9.00pt" fo:font-weight="normal" fo:font-family="Calibri" style:font-family-asian="Calibri" style:font-family-complex="Calibri" fo:background-color="transparent" fo:color="#7f8c8d" fo:font-style="italic"/>
    </style:style>
    <style:style style:name="T180" style:family="text">
      <style:text-properties fo:font-size="13.00pt" fo:font-weight="bold" fo:font-family="Calibri" style:font-family-asian="Calibri" style:font-family-complex="Calibri" fo:background-color="transparent" fo:color="#2e86c1"/>
    </style:style>
    <style:style style:name="T181" style:family="text">
      <style:text-properties fo:font-size="12.00pt" fo:font-weight="normal" fo:font-family="Calibri" style:font-family-asian="Calibri" style:font-family-complex="Calibri" fo:background-color="transparent" fo:color="#2c3e50"/>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9.00pt" fo:font-weight="normal" fo:font-family="Calibri" style:font-family-asian="Calibri" style:font-family-complex="Calibri" fo:background-color="transparent" fo:color="#7f8c8d" fo:font-style="italic"/>
    </style:style>
    <style:style style:name="T184" style:family="text">
      <style:text-properties fo:font-size="13.00pt" fo:font-weight="bold" fo:font-family="Calibri" style:font-family-asian="Calibri" style:font-family-complex="Calibri" fo:background-color="transparent" fo:color="#2e86c1"/>
    </style:style>
    <style:style style:name="T185" style:family="text">
      <style:text-properties fo:font-size="12.00pt" fo:font-weight="normal" fo:font-family="Calibri" style:font-family-asian="Calibri" style:font-family-complex="Calibri" fo:background-color="transparent" fo:color="#2c3e5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9.00pt" fo:font-weight="normal" fo:font-family="Calibri" style:font-family-asian="Calibri" style:font-family-complex="Calibri" fo:background-color="transparent" fo:color="#7f8c8d" fo:font-style="italic"/>
    </style:style>
    <style:style style:name="T188" style:family="text">
      <style:text-properties fo:font-size="13.00pt" fo:font-weight="bold" fo:font-family="Calibri" style:font-family-asian="Calibri" style:font-family-complex="Calibri" fo:background-color="transparent" fo:color="#2e86c1"/>
    </style:style>
    <style:style style:name="T189" style:family="text">
      <style:text-properties fo:font-size="12.00pt" fo:font-weight="normal" fo:font-family="Calibri" style:font-family-asian="Calibri" style:font-family-complex="Calibri" fo:background-color="transparent" fo:color="#2c3e50"/>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9.00pt" fo:font-weight="normal" fo:font-family="Calibri" style:font-family-asian="Calibri" style:font-family-complex="Calibri" fo:background-color="transparent" fo:color="#7f8c8d" fo:font-style="italic"/>
    </style:style>
    <style:style style:name="T192" style:family="text">
      <style:text-properties fo:font-size="13.00pt" fo:font-weight="bold" fo:font-family="Calibri" style:font-family-asian="Calibri" style:font-family-complex="Calibri" fo:background-color="transparent" fo:color="#2e86c1"/>
    </style:style>
    <style:style style:name="T193" style:family="text">
      <style:text-properties fo:font-size="12.00pt" fo:font-weight="normal" fo:font-family="Calibri" style:font-family-asian="Calibri" style:font-family-complex="Calibri" fo:background-color="transparent" fo:color="#2c3e50"/>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9.00pt" fo:font-weight="normal" fo:font-family="Calibri" style:font-family-asian="Calibri" style:font-family-complex="Calibri" fo:background-color="transparent" fo:color="#7f8c8d" fo:font-style="italic"/>
    </style:style>
    <style:style style:name="T196" style:family="text">
      <style:text-properties fo:font-size="16.00pt" fo:font-weight="bold" fo:font-family="Calibri" style:font-family-asian="Calibri" style:font-family-complex="Calibri" fo:background-color="transparent" fo:color="#1b3a5c"/>
    </style:style>
    <style:style style:name="T197" style:family="text">
      <style:text-properties fo:font-size="12.00pt" fo:font-weight="normal" fo:font-family="Calibri" style:font-family-asian="Calibri" style:font-family-complex="Calibri" fo:background-color="transparent" fo:color="#2c3e50"/>
    </style:style>
    <style:style style:name="T198" style:family="text">
      <style:text-properties fo:font-size="13.00pt" fo:font-weight="bold" fo:font-family="Calibri" style:font-family-asian="Calibri" style:font-family-complex="Calibri" fo:background-color="transparent" fo:color="#2e86c1"/>
    </style:style>
    <style:style style:name="T199" style:family="text">
      <style:text-properties fo:font-size="2.00pt" fo:font-weight="normal" fo:font-family="Calibri" style:font-family-asian="Calibri" style:font-family-complex="Calibri" fo:background-color="#f4f6f7" fo:color="#2c3e50"/>
    </style:style>
    <style:style style:name="T200" style:family="text">
      <style:text-properties fo:font-size="8.50pt" fo:font-weight="normal" fo:font-family="Consolas" style:font-family-asian="Consolas" style:font-family-complex="Consolas" fo:background-color="#f4f6f7" fo:color="#2c3e50"/>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8.50pt" fo:font-weight="normal" fo:font-family="Consolas" style:font-family-asian="Consolas" style:font-family-complex="Consolas" fo:background-color="#f4f6f7" fo:color="#2c3e50"/>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8.50pt" fo:font-weight="normal" fo:font-family="Consolas" style:font-family-asian="Consolas" style:font-family-complex="Consolas" fo:background-color="#f4f6f7" fo:color="#2c3e50"/>
    </style:style>
    <style:style style:name="T205" style:family="text">
      <style:text-properties fo:font-size="2.00pt" fo:font-weight="normal" fo:font-family="Calibri" style:font-family-asian="Calibri" style:font-family-complex="Calibri" fo:background-color="#f4f6f7" fo:color="#2c3e50"/>
    </style:style>
    <style:style style:name="T206" style:family="text">
      <style:text-properties fo:font-size="16.00pt" fo:font-weight="bold" fo:font-family="Calibri" style:font-family-asian="Calibri" style:font-family-complex="Calibri" fo:background-color="transparent" fo:color="#1b3a5c"/>
    </style:style>
    <style:style style:name="T207" style:family="text">
      <style:text-properties fo:font-size="12.00pt" fo:font-weight="normal" fo:font-family="Calibri" style:font-family-asian="Calibri" style:font-family-complex="Calibri" fo:background-color="transparent" fo:color="#2c3e5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0.00pt" fo:font-weight="bold" fo:font-family="Calibri" style:font-family-asian="Calibri" style:font-family-complex="Calibri" fo:background-color="transparent" fo:color="#2c3e50"/>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0.00pt" fo:font-weight="bold" fo:font-family="Calibri" style:font-family-asian="Calibri" style:font-family-complex="Calibri" fo:background-color="transparent" fo:color="#2c3e5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0.00pt" fo:font-weight="bold" fo:font-family="Calibri" style:font-family-asian="Calibri" style:font-family-complex="Calibri" fo:background-color="transparent" fo:color="#2c3e50"/>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0.00pt" fo:font-weight="bold" fo:font-family="Calibri" style:font-family-asian="Calibri" style:font-family-complex="Calibri" fo:background-color="transparent" fo:color="#2c3e5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9.00pt" fo:font-weight="bold" fo:font-family="Consolas" style:font-family-asian="Consolas" style:font-family-complex="Consolas" fo:background-color="transparent" fo:color="#2e86c1"/>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9.00pt" fo:font-weight="normal" fo:font-family="Consolas" style:font-family-asian="Consolas" style:font-family-complex="Consolas" fo:background-color="transparent" fo:color="#2c3e5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9.00pt" fo:font-weight="normal" fo:font-family="Consolas" style:font-family-asian="Consolas" style:font-family-complex="Consolas" fo:background-color="transparent" fo:color="#2c3e5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9.00pt" fo:font-weight="normal" fo:font-family="Consolas" style:font-family-asian="Consolas" style:font-family-complex="Consolas" fo:background-color="transparent" fo:color="#2c3e50"/>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9.00pt" fo:font-weight="bold" fo:font-family="Consolas" style:font-family-asian="Consolas" style:font-family-complex="Consolas" fo:background-color="transparent" fo:color="#2e86c1"/>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9.00pt" fo:font-weight="normal" fo:font-family="Consolas" style:font-family-asian="Consolas" style:font-family-complex="Consolas" fo:background-color="transparent" fo:color="#2c3e5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9.00pt" fo:font-weight="normal" fo:font-family="Consolas" style:font-family-asian="Consolas" style:font-family-complex="Consolas" fo:background-color="transparent" fo:color="#2c3e5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9.00pt" fo:font-weight="normal" fo:font-family="Consolas" style:font-family-asian="Consolas" style:font-family-complex="Consolas" fo:background-color="transparent" fo:color="#2c3e50"/>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9.00pt" fo:font-weight="bold" fo:font-family="Consolas" style:font-family-asian="Consolas" style:font-family-complex="Consolas" fo:background-color="transparent" fo:color="#2e86c1"/>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9.00pt" fo:font-weight="normal" fo:font-family="Consolas" style:font-family-asian="Consolas" style:font-family-complex="Consolas" fo:background-color="transparent" fo:color="#2c3e5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9.00pt" fo:font-weight="normal" fo:font-family="Consolas" style:font-family-asian="Consolas" style:font-family-complex="Consolas" fo:background-color="transparent" fo:color="#2c3e50"/>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9.00pt" fo:font-weight="normal" fo:font-family="Consolas" style:font-family-asian="Consolas" style:font-family-complex="Consolas" fo:background-color="transparent" fo:color="#2c3e50"/>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9.00pt" fo:font-weight="bold" fo:font-family="Consolas" style:font-family-asian="Consolas" style:font-family-complex="Consolas" fo:background-color="transparent" fo:color="#2e86c1"/>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9.00pt" fo:font-weight="normal" fo:font-family="Consolas" style:font-family-asian="Consolas" style:font-family-complex="Consolas" fo:background-color="transparent" fo:color="#2c3e5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9.00pt" fo:font-weight="normal" fo:font-family="Consolas" style:font-family-asian="Consolas" style:font-family-complex="Consolas" fo:background-color="transparent" fo:color="#2c3e50"/>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9.00pt" fo:font-weight="normal" fo:font-family="Consolas" style:font-family-asian="Consolas" style:font-family-complex="Consolas" fo:background-color="transparent" fo:color="#2c3e5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9.00pt" fo:font-weight="bold" fo:font-family="Consolas" style:font-family-asian="Consolas" style:font-family-complex="Consolas" fo:background-color="transparent" fo:color="#2e86c1"/>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9.00pt" fo:font-weight="normal" fo:font-family="Consolas" style:font-family-asian="Consolas" style:font-family-complex="Consolas" fo:background-color="transparent" fo:color="#2c3e50"/>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9.00pt" fo:font-weight="normal" fo:font-family="Consolas" style:font-family-asian="Consolas" style:font-family-complex="Consolas" fo:background-color="transparent" fo:color="#2c3e5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9.00pt" fo:font-weight="normal" fo:font-family="Consolas" style:font-family-asian="Consolas" style:font-family-complex="Consolas" fo:background-color="transparent" fo:color="#2c3e5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9.00pt" fo:font-weight="bold" fo:font-family="Consolas" style:font-family-asian="Consolas" style:font-family-complex="Consolas" fo:background-color="transparent" fo:color="#2e86c1"/>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9.00pt" fo:font-weight="normal" fo:font-family="Consolas" style:font-family-asian="Consolas" style:font-family-complex="Consolas" fo:background-color="transparent" fo:color="#2c3e50"/>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9.00pt" fo:font-weight="normal" fo:font-family="Consolas" style:font-family-asian="Consolas" style:font-family-complex="Consolas" fo:background-color="transparent" fo:color="#2c3e5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9.00pt" fo:font-weight="normal" fo:font-family="Consolas" style:font-family-asian="Consolas" style:font-family-complex="Consolas" fo:background-color="transparent" fo:color="#2c3e50"/>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9.00pt" fo:font-weight="bold" fo:font-family="Consolas" style:font-family-asian="Consolas" style:font-family-complex="Consolas" fo:background-color="transparent" fo:color="#2e86c1"/>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9.00pt" fo:font-weight="normal" fo:font-family="Consolas" style:font-family-asian="Consolas" style:font-family-complex="Consolas" fo:background-color="transparent" fo:color="#2c3e50"/>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9.00pt" fo:font-weight="normal" fo:font-family="Consolas" style:font-family-asian="Consolas" style:font-family-complex="Consolas" fo:background-color="transparent" fo:color="#2c3e50"/>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9.00pt" fo:font-weight="normal" fo:font-family="Consolas" style:font-family-asian="Consolas" style:font-family-complex="Consolas" fo:background-color="transparent" fo:color="#2c3e50"/>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9.00pt" fo:font-weight="bold" fo:font-family="Consolas" style:font-family-asian="Consolas" style:font-family-complex="Consolas" fo:background-color="transparent" fo:color="#2e86c1"/>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9.00pt" fo:font-weight="normal" fo:font-family="Consolas" style:font-family-asian="Consolas" style:font-family-complex="Consolas" fo:background-color="transparent" fo:color="#2c3e50"/>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9.00pt" fo:font-weight="normal" fo:font-family="Consolas" style:font-family-asian="Consolas" style:font-family-complex="Consolas" fo:background-color="transparent" fo:color="#2c3e50"/>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9.00pt" fo:font-weight="normal" fo:font-family="Consolas" style:font-family-asian="Consolas" style:font-family-complex="Consolas" fo:background-color="transparent" fo:color="#2c3e50"/>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9.00pt" fo:font-weight="bold" fo:font-family="Consolas" style:font-family-asian="Consolas" style:font-family-complex="Consolas" fo:background-color="transparent" fo:color="#2e86c1"/>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9.00pt" fo:font-weight="normal" fo:font-family="Consolas" style:font-family-asian="Consolas" style:font-family-complex="Consolas" fo:background-color="transparent" fo:color="#2c3e50"/>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9.00pt" fo:font-weight="normal" fo:font-family="Consolas" style:font-family-asian="Consolas" style:font-family-complex="Consolas" fo:background-color="transparent" fo:color="#2c3e5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9.00pt" fo:font-weight="normal" fo:font-family="Consolas" style:font-family-asian="Consolas" style:font-family-complex="Consolas" fo:background-color="transparent" fo:color="#2c3e5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9.00pt" fo:font-weight="bold" fo:font-family="Consolas" style:font-family-asian="Consolas" style:font-family-complex="Consolas" fo:background-color="transparent" fo:color="#2e86c1"/>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9.00pt" fo:font-weight="normal" fo:font-family="Consolas" style:font-family-asian="Consolas" style:font-family-complex="Consolas" fo:background-color="transparent" fo:color="#2c3e50"/>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9.00pt" fo:font-weight="normal" fo:font-family="Consolas" style:font-family-asian="Consolas" style:font-family-complex="Consolas" fo:background-color="transparent" fo:color="#2c3e50"/>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9.00pt" fo:font-weight="normal" fo:font-family="Consolas" style:font-family-asian="Consolas" style:font-family-complex="Consolas" fo:background-color="transparent" fo:color="#2c3e50"/>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9.00pt" fo:font-weight="bold" fo:font-family="Consolas" style:font-family-asian="Consolas" style:font-family-complex="Consolas" fo:background-color="transparent" fo:color="#2e86c1"/>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9.00pt" fo:font-weight="normal" fo:font-family="Consolas" style:font-family-asian="Consolas" style:font-family-complex="Consolas" fo:background-color="transparent" fo:color="#2c3e50"/>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9.00pt" fo:font-weight="normal" fo:font-family="Consolas" style:font-family-asian="Consolas" style:font-family-complex="Consolas" fo:background-color="transparent" fo:color="#2c3e50"/>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9.00pt" fo:font-weight="normal" fo:font-family="Consolas" style:font-family-asian="Consolas" style:font-family-complex="Consolas" fo:background-color="transparent" fo:color="#2c3e50"/>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9.00pt" fo:font-weight="bold" fo:font-family="Consolas" style:font-family-asian="Consolas" style:font-family-complex="Consolas" fo:background-color="transparent" fo:color="#2e86c1"/>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9.00pt" fo:font-weight="normal" fo:font-family="Consolas" style:font-family-asian="Consolas" style:font-family-complex="Consolas" fo:background-color="transparent" fo:color="#2c3e5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9.00pt" fo:font-weight="normal" fo:font-family="Consolas" style:font-family-asian="Consolas" style:font-family-complex="Consolas" fo:background-color="transparent" fo:color="#2c3e50"/>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9.00pt" fo:font-weight="normal" fo:font-family="Consolas" style:font-family-asian="Consolas" style:font-family-complex="Consolas" fo:background-color="transparent" fo:color="#2c3e50"/>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9.00pt" fo:font-weight="bold" fo:font-family="Consolas" style:font-family-asian="Consolas" style:font-family-complex="Consolas" fo:background-color="transparent" fo:color="#2e86c1"/>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9.00pt" fo:font-weight="normal" fo:font-family="Consolas" style:font-family-asian="Consolas" style:font-family-complex="Consolas" fo:background-color="transparent" fo:color="#2c3e50"/>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9.00pt" fo:font-weight="normal" fo:font-family="Consolas" style:font-family-asian="Consolas" style:font-family-complex="Consolas" fo:background-color="transparent" fo:color="#2c3e50"/>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9.00pt" fo:font-weight="normal" fo:font-family="Consolas" style:font-family-asian="Consolas" style:font-family-complex="Consolas" fo:background-color="transparent" fo:color="#2c3e5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9.00pt" fo:font-weight="bold" fo:font-family="Consolas" style:font-family-asian="Consolas" style:font-family-complex="Consolas" fo:background-color="transparent" fo:color="#2e86c1"/>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9.00pt" fo:font-weight="normal" fo:font-family="Consolas" style:font-family-asian="Consolas" style:font-family-complex="Consolas" fo:background-color="transparent" fo:color="#2c3e50"/>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9.00pt" fo:font-weight="normal" fo:font-family="Consolas" style:font-family-asian="Consolas" style:font-family-complex="Consolas" fo:background-color="transparent" fo:color="#2c3e5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9.00pt" fo:font-weight="normal" fo:font-family="Consolas" style:font-family-asian="Consolas" style:font-family-complex="Consolas" fo:background-color="transparent" fo:color="#2c3e50"/>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9.00pt" fo:font-weight="bold" fo:font-family="Consolas" style:font-family-asian="Consolas" style:font-family-complex="Consolas" fo:background-color="transparent" fo:color="#2e86c1"/>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9.00pt" fo:font-weight="normal" fo:font-family="Consolas" style:font-family-asian="Consolas" style:font-family-complex="Consolas" fo:background-color="transparent" fo:color="#2c3e5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9.00pt" fo:font-weight="normal" fo:font-family="Consolas" style:font-family-asian="Consolas" style:font-family-complex="Consolas" fo:background-color="transparent" fo:color="#2c3e50"/>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9.00pt" fo:font-weight="normal" fo:font-family="Consolas" style:font-family-asian="Consolas" style:font-family-complex="Consolas" fo:background-color="transparent" fo:color="#2c3e50"/>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9.00pt" fo:font-weight="normal" fo:font-family="Calibri" style:font-family-asian="Calibri" style:font-family-complex="Calibri" fo:background-color="transparent" fo:color="#7f8c8d" fo:font-style="italic"/>
    </style:style>
    <style:style style:name="T338" style:family="text">
      <style:text-properties fo:font-size="16.00pt" fo:font-weight="bold" fo:font-family="Calibri" style:font-family-asian="Calibri" style:font-family-complex="Calibri" fo:background-color="transparent" fo:color="#1b3a5c"/>
    </style:style>
    <style:style style:name="T339" style:family="text">
      <style:text-properties fo:font-size="12.00pt" fo:font-weight="normal" fo:font-family="Calibri" style:font-family-asian="Calibri" style:font-family-complex="Calibri" fo:background-color="transparent" fo:color="#2c3e50"/>
    </style:style>
    <style:style style:name="P1" style:family="paragraph">
      <style:paragraph-properties fo:line-height="100.00%" fo:text-align="left" fo:margin-top="10.00pt"/>
    </style:style>
    <style:style style:name="P2" style:family="paragraph">
      <style:paragraph-properties fo:line-height="100.00%" fo:text-align="left" fo:margin-top="40.00pt"/>
    </style:style>
    <style:style style:name="P3" style:family="paragraph">
      <style:paragraph-properties fo:line-height="100.00%" fo:text-align="center" fo:margin-bottom="15.00pt"/>
    </style:style>
    <style:style style:name="P4" style:family="paragraph">
      <style:paragraph-properties fo:line-height="100.00%" fo:text-align="center" fo:margin-top="5.00pt" fo:margin-bottom="5.00pt"/>
    </style:style>
    <style:style style:name="P5" style:family="paragraph">
      <style:paragraph-properties fo:line-height="100.00%" fo:text-align="center" fo:margin-left="100.00pt" fo:text-indent="0.00pt" fo:margin-right="100.00pt" fo:margin-top="10.00pt" fo:margin-bottom="5.00pt"/>
    </style:style>
    <style:style style:name="P6" style:family="paragraph">
      <style:paragraph-properties fo:line-height="100.00%" fo:text-align="center" fo:margin-top="10.00pt" fo:margin-bottom="3.00pt"/>
    </style:style>
    <style:style style:name="P7" style:family="paragraph">
      <style:paragraph-properties fo:line-height="100.00%" fo:text-align="center" fo:margin-top="3.00pt" fo:margin-bottom="3.00pt"/>
    </style:style>
    <style:style style:name="P8" style:family="paragraph">
      <style:paragraph-properties fo:line-height="100.00%" fo:text-align="center" fo:margin-top="10.00pt" fo:margin-bottom="3.00pt"/>
    </style:style>
    <style:style style:name="P9" style:family="paragraph">
      <style:paragraph-properties fo:line-height="100.00%" fo:text-align="left"/>
    </style:style>
    <style:style style:name="P10" style:family="paragraph">
      <style:paragraph-properties fo:line-height="100.00%" fo:text-align="left" fo:margin-top="10.00pt" fo:margin-bottom="8.00pt"/>
    </style:style>
    <style:style style:name="P11" style:family="paragraph">
      <style:paragraph-properties fo:line-height="100.00%" fo:text-align="justify" fo:margin-left="0.00pt" fo:text-indent="24.00pt" fo:margin-top="3.00pt" fo:margin-bottom="3.00pt"/>
    </style:style>
    <style:style style:name="P12" style:family="paragraph">
      <style:paragraph-properties fo:line-height="100.00%" fo:text-align="left" fo:margin-top="20.00pt" fo:margin-bottom="8.00pt"/>
    </style:style>
    <style:style style:name="P13" style:family="paragraph">
      <style:paragraph-properties fo:line-height="100.00%" fo:text-align="justify" fo:margin-left="0.00pt" fo:text-indent="24.00pt" fo:margin-top="3.00pt" fo:margin-bottom="3.00pt"/>
    </style:style>
    <style:style style:name="P14" style:family="paragraph">
      <style:paragraph-properties fo:line-height="100.00%" fo:text-align="left" fo:margin-left="6.00pt" fo:text-indent="-6.00pt">
        <style:tab-stops>
          <style:tab-stop style:position="51.30pt"/>
          <style:tab-stop style:position="45.20pt"/>
          <style:tab-stop style:position="81994.05pt" style:char="." style:type="char"/>
        </style:tab-stops>
      </style:paragraph-properties>
    </style:style>
    <style:style style:name="P15" style:family="paragraph">
      <style:paragraph-properties fo:line-height="100.00%" fo:text-align="center"/>
    </style:style>
    <style:style style:name="P16" style:family="paragraph">
      <style:paragraph-properties fo:line-height="100.00%" fo:text-align="left" fo:margin-left="6.00pt" fo:text-indent="-6.00pt">
        <style:tab-stops>
          <style:tab-stop style:position="51.30pt"/>
          <style:tab-stop style:position="45.20pt"/>
          <style:tab-stop style:position="81994.05pt" style:char="." style:type="char"/>
        </style:tab-stops>
      </style:paragraph-properties>
    </style:style>
    <style:style style:name="P17" style:family="paragraph">
      <style:paragraph-properties fo:line-height="100.00%" fo:text-align="left" fo:margin-left="6.00pt" fo:text-indent="-6.00pt">
        <style:tab-stops>
          <style:tab-stop style:position="51.30pt"/>
          <style:tab-stop style:position="45.20pt"/>
          <style:tab-stop style:position="54114.05pt" style:char="." style:type="char"/>
        </style:tab-stops>
      </style:paragraph-properties>
    </style:style>
    <style:style style:name="P18" style:family="paragraph">
      <style:paragraph-properties fo:line-height="100.00%" fo:text-align="center"/>
    </style:style>
    <style:style style:name="P19" style:family="paragraph">
      <style:paragraph-properties fo:line-height="100.00%" fo:text-align="left" fo:margin-left="6.00pt" fo:text-indent="-6.00pt">
        <style:tab-stops>
          <style:tab-stop style:position="51.30pt"/>
          <style:tab-stop style:position="45.20pt"/>
          <style:tab-stop style:position="54114.05pt" style:char="." style:type="char"/>
        </style:tab-stops>
      </style:paragraph-properties>
    </style:style>
    <style:style style:name="P20" style:family="paragraph">
      <style:paragraph-properties fo:line-height="100.00%" fo:text-align="center"/>
    </style:style>
    <style:style style:name="P21" style:family="paragraph">
      <style:paragraph-properties fo:line-height="100.00%" fo:text-align="left" fo:margin-left="6.00pt" fo:text-indent="-6.00pt">
        <style:tab-stops>
          <style:tab-stop style:position="51.30pt"/>
          <style:tab-stop style:position="45.20pt"/>
          <style:tab-stop style:position="54114.05pt" style:char="." style:type="char"/>
        </style:tab-stops>
      </style:paragraph-properties>
    </style:style>
    <style:style style:name="P22" style:family="paragraph">
      <style:paragraph-properties fo:line-height="100.00%" fo:text-align="center"/>
    </style:style>
    <style:style style:name="P23" style:family="paragraph">
      <style:paragraph-properties fo:line-height="100.00%" fo:text-align="left" fo:margin-left="6.00pt" fo:text-indent="-6.00pt">
        <style:tab-stops>
          <style:tab-stop style:position="51.30pt"/>
          <style:tab-stop style:position="45.20pt"/>
          <style:tab-stop style:position="54114.05pt" style:char="." style:type="char"/>
        </style:tab-stops>
      </style:paragraph-properties>
    </style:style>
    <style:style style:name="P24" style:family="paragraph">
      <style:paragraph-properties fo:line-height="100.00%" fo:text-align="center"/>
    </style:style>
    <style:style style:name="P25" style:family="paragraph">
      <style:paragraph-properties fo:line-height="100.00%" fo:text-align="left" fo:margin-left="6.00pt" fo:text-indent="-6.00pt">
        <style:tab-stops>
          <style:tab-stop style:position="51.30pt"/>
          <style:tab-stop style:position="45.20pt"/>
          <style:tab-stop style:position="54114.05pt" style:char="." style:type="char"/>
        </style:tab-stops>
      </style:paragraph-properties>
    </style:style>
    <style:style style:name="P26" style:family="paragraph">
      <style:paragraph-properties fo:line-height="100.00%" fo:text-align="center" fo:margin-top="2.00pt" fo:margin-bottom="10.00pt"/>
    </style:style>
    <style:style style:name="P27" style:family="paragraph">
      <style:paragraph-properties fo:line-height="100.00%" fo:text-align="left" fo:margin-top="20.00pt" fo:margin-bottom="8.00pt"/>
    </style:style>
    <style:style style:name="P28" style:family="paragraph">
      <style:paragraph-properties fo:line-height="100.00%" fo:text-align="justify" fo:margin-left="0.00pt" fo:text-indent="24.00pt" fo:margin-top="3.00pt" fo:margin-bottom="3.00pt"/>
    </style:style>
    <style:style style:name="P29" style:family="paragraph">
      <style:paragraph-properties fo:line-height="100.00%" fo:text-align="center" fo:margin-top="8.00pt" fo:margin-bottom="4.00pt"/>
    </style:style>
    <style:style style:name="P30" style:family="paragraph">
      <style:paragraph-properties fo:line-height="100.00%" fo:text-align="center" fo:margin-top="2.00pt" fo:margin-bottom="10.00pt"/>
    </style:style>
    <style:style style:name="P31" style:family="paragraph">
      <style:paragraph-properties fo:line-height="100.00%" fo:text-align="left" fo:margin-top="20.00pt" fo:margin-bottom="8.00pt"/>
    </style:style>
    <style:style style:name="P32" style:family="paragraph">
      <style:paragraph-properties fo:line-height="100.00%" fo:text-align="justify" fo:margin-left="0.00pt" fo:text-indent="24.00pt" fo:margin-top="3.00pt" fo:margin-bottom="3.00pt"/>
    </style:style>
    <style:style style:name="P33" style:family="paragraph">
      <style:paragraph-properties fo:line-height="100.00%" fo:text-align="left" fo:margin-top="12.00pt" fo:margin-bottom="6.00pt"/>
    </style:style>
    <style:style style:name="P34" style:family="paragraph">
      <style:paragraph-properties fo:line-height="100.00%" fo:text-align="justify" fo:margin-left="0.00pt" fo:text-indent="24.00pt" fo:margin-top="3.00pt" fo:margin-bottom="3.00pt"/>
    </style:style>
    <style:style style:name="P35" style:family="paragraph">
      <style:paragraph-properties fo:line-height="100.00%" fo:text-align="left" fo:margin-top="6.00pt"/>
    </style:style>
    <style:style style:name="P36" style:family="paragraph">
      <style:paragraph-properties fo:line-height="100.00%" fo:text-align="left" fo:margin-left="15.00pt" fo:text-indent="0.00pt" fo:margin-right="15.00pt"/>
    </style:style>
    <style:style style:name="P37" style:family="paragraph">
      <style:paragraph-properties fo:line-height="100.00%" fo:text-align="left" fo:margin-bottom="6.00pt"/>
    </style:style>
    <style:style style:name="P38" style:family="paragraph">
      <style:paragraph-properties fo:line-height="100.00%" fo:text-align="left" fo:margin-top="12.00pt" fo:margin-bottom="6.00pt"/>
    </style:style>
    <style:style style:name="P39" style:family="paragraph">
      <style:paragraph-properties fo:line-height="100.00%" fo:text-align="justify" fo:margin-left="0.00pt" fo:text-indent="24.00pt" fo:margin-top="3.00pt" fo:margin-bottom="3.00pt"/>
    </style:style>
    <style:style style:name="P40" style:family="paragraph">
      <style:paragraph-properties fo:line-height="100.00%" fo:text-align="center" fo:margin-top="8.00pt" fo:margin-bottom="4.00pt"/>
    </style:style>
    <style:style style:name="P41" style:family="paragraph">
      <style:paragraph-properties fo:line-height="100.00%" fo:text-align="center" fo:margin-top="2.00pt" fo:margin-bottom="10.00pt"/>
    </style:style>
    <style:style style:name="P42" style:family="paragraph">
      <style:paragraph-properties fo:line-height="100.00%" fo:text-align="left" fo:margin-top="20.00pt" fo:margin-bottom="8.00pt"/>
    </style:style>
    <style:style style:name="P43" style:family="paragraph">
      <style:paragraph-properties fo:line-height="100.00%" fo:text-align="justify" fo:margin-left="0.00pt" fo:text-indent="24.00pt" fo:margin-top="3.00pt" fo:margin-bottom="3.00pt"/>
    </style:style>
    <style:style style:name="P44" style:family="paragraph">
      <style:paragraph-properties fo:line-height="100.00%" fo:text-align="left" fo:margin-top="12.00pt" fo:margin-bottom="6.00pt"/>
    </style:style>
    <style:style style:name="P45" style:family="paragraph">
      <style:paragraph-properties fo:line-height="100.00%" fo:text-align="left" fo:margin-top="6.00pt"/>
    </style:style>
    <style:style style:name="P46" style:family="paragraph">
      <style:paragraph-properties fo:line-height="100.00%" fo:text-align="left" fo:margin-left="15.00pt" fo:text-indent="0.00pt" fo:margin-right="15.00pt"/>
    </style:style>
    <style:style style:name="P47" style:family="paragraph">
      <style:paragraph-properties fo:line-height="100.00%" fo:text-align="left" fo:margin-bottom="6.00pt"/>
    </style:style>
    <style:style style:name="P48" style:family="paragraph">
      <style:paragraph-properties fo:line-height="100.00%" fo:text-align="left" fo:margin-top="20.00pt" fo:margin-bottom="8.00pt"/>
    </style:style>
    <style:style style:name="P49" style:family="paragraph">
      <style:paragraph-properties fo:line-height="100.00%" fo:text-align="justify" fo:margin-left="0.00pt" fo:text-indent="24.00pt" fo:margin-top="3.00pt" fo:margin-bottom="3.00pt"/>
    </style:style>
    <style:style style:name="P50" style:family="paragraph">
      <style:paragraph-properties fo:line-height="100.00%" fo:text-align="left" fo:margin-top="12.00pt" fo:margin-bottom="6.00pt"/>
    </style:style>
    <style:style style:name="P51" style:family="paragraph">
      <style:paragraph-properties fo:line-height="100.00%" fo:text-align="left" fo:margin-top="6.00pt"/>
    </style:style>
    <style:style style:name="P52" style:family="paragraph">
      <style:paragraph-properties fo:line-height="100.00%" fo:text-align="left" fo:margin-left="15.00pt" fo:text-indent="0.00pt" fo:margin-right="15.00pt"/>
    </style:style>
    <style:style style:name="P53" style:family="paragraph">
      <style:paragraph-properties fo:line-height="100.00%" fo:text-align="left" fo:margin-bottom="6.00pt"/>
    </style:style>
    <style:style style:name="P54" style:family="paragraph">
      <style:paragraph-properties fo:line-height="100.00%" fo:text-align="left" fo:margin-top="20.00pt" fo:margin-bottom="8.00pt"/>
    </style:style>
    <style:style style:name="P55" style:family="paragraph">
      <style:paragraph-properties fo:line-height="100.00%" fo:text-align="left" fo:margin-top="18.00pt" fo:margin-bottom="8.00pt"/>
    </style:style>
    <style:style style:name="P56" style:family="paragraph">
      <style:paragraph-properties fo:line-height="100.00%" fo:text-align="justify" fo:margin-left="0.00pt" fo:text-indent="24.00pt" fo:margin-top="3.00pt" fo:margin-bottom="3.00pt"/>
    </style:style>
    <style:style style:name="P57" style:family="paragraph">
      <style:paragraph-properties fo:line-height="100.00%" fo:text-align="left" fo:margin-top="6.00pt"/>
    </style:style>
    <style:style style:name="P58" style:family="paragraph">
      <style:paragraph-properties fo:line-height="100.00%" fo:text-align="left" fo:margin-left="15.00pt" fo:text-indent="0.00pt" fo:margin-right="15.00pt"/>
    </style:style>
    <style:style style:name="P59" style:family="paragraph">
      <style:paragraph-properties fo:line-height="100.00%" fo:text-align="left" fo:margin-bottom="6.00pt"/>
    </style:style>
    <style:style style:name="P60" style:family="paragraph">
      <style:paragraph-properties fo:line-height="100.00%" fo:text-align="left" fo:margin-top="18.00pt" fo:margin-bottom="8.00pt"/>
    </style:style>
    <style:style style:name="P61" style:family="paragraph">
      <style:paragraph-properties fo:line-height="100.00%" fo:text-align="justify" fo:margin-left="0.00pt" fo:text-indent="24.00pt" fo:margin-top="3.00pt" fo:margin-bottom="3.00pt"/>
    </style:style>
    <style:style style:name="P62" style:family="paragraph">
      <style:paragraph-properties fo:line-height="100.00%" fo:text-align="left" fo:margin-top="18.00pt" fo:margin-bottom="8.00pt"/>
    </style:style>
    <style:style style:name="P63" style:family="paragraph">
      <style:paragraph-properties fo:line-height="100.00%" fo:text-align="left" fo:margin-top="12.00pt" fo:margin-bottom="6.00pt"/>
    </style:style>
    <style:style style:name="P64" style:family="paragraph">
      <style:paragraph-properties fo:line-height="100.00%" fo:text-align="justify" fo:margin-left="0.00pt" fo:text-indent="24.00pt" fo:margin-top="3.00pt" fo:margin-bottom="3.00pt"/>
    </style:style>
    <style:style style:name="P65" style:family="paragraph">
      <style:paragraph-properties fo:line-height="100.00%" fo:text-align="center" fo:margin-top="8.00pt" fo:margin-bottom="4.00pt"/>
    </style:style>
    <style:style style:name="P66" style:family="paragraph">
      <style:paragraph-properties fo:line-height="100.00%" fo:text-align="center" fo:margin-top="2.00pt" fo:margin-bottom="10.00pt"/>
    </style:style>
    <style:style style:name="P67" style:family="paragraph">
      <style:paragraph-properties fo:line-height="100.00%" fo:text-align="left" fo:margin-top="12.00pt" fo:margin-bottom="6.00pt"/>
    </style:style>
    <style:style style:name="P68" style:family="paragraph">
      <style:paragraph-properties fo:line-height="100.00%" fo:text-align="justify" fo:margin-left="0.00pt" fo:text-indent="24.00pt" fo:margin-top="3.00pt" fo:margin-bottom="3.00pt"/>
    </style:style>
    <style:style style:name="P69" style:family="paragraph">
      <style:paragraph-properties fo:line-height="100.00%" fo:text-align="center" fo:margin-top="8.00pt" fo:margin-bottom="4.00pt"/>
    </style:style>
    <style:style style:name="P70" style:family="paragraph">
      <style:paragraph-properties fo:line-height="100.00%" fo:text-align="center" fo:margin-top="2.00pt" fo:margin-bottom="10.00pt"/>
    </style:style>
    <style:style style:name="P71" style:family="paragraph">
      <style:paragraph-properties fo:line-height="100.00%" fo:text-align="left" fo:margin-top="12.00pt" fo:margin-bottom="6.00pt"/>
    </style:style>
    <style:style style:name="P72" style:family="paragraph">
      <style:paragraph-properties fo:line-height="100.00%" fo:text-align="justify" fo:margin-left="0.00pt" fo:text-indent="24.00pt" fo:margin-top="3.00pt" fo:margin-bottom="3.00pt"/>
    </style:style>
    <style:style style:name="P73" style:family="paragraph">
      <style:paragraph-properties fo:line-height="100.00%" fo:text-align="center" fo:margin-top="8.00pt" fo:margin-bottom="4.00pt"/>
    </style:style>
    <style:style style:name="P74" style:family="paragraph">
      <style:paragraph-properties fo:line-height="100.00%" fo:text-align="center" fo:margin-top="2.00pt" fo:margin-bottom="10.00pt"/>
    </style:style>
    <style:style style:name="P75" style:family="paragraph">
      <style:paragraph-properties fo:line-height="100.00%" fo:text-align="left" fo:margin-top="12.00pt" fo:margin-bottom="6.00pt"/>
    </style:style>
    <style:style style:name="P76" style:family="paragraph">
      <style:paragraph-properties fo:line-height="100.00%" fo:text-align="justify" fo:margin-left="0.00pt" fo:text-indent="24.00pt" fo:margin-top="3.00pt" fo:margin-bottom="3.00pt"/>
    </style:style>
    <style:style style:name="P77" style:family="paragraph">
      <style:paragraph-properties fo:line-height="100.00%" fo:text-align="center" fo:margin-top="8.00pt" fo:margin-bottom="4.00pt"/>
    </style:style>
    <style:style style:name="P78" style:family="paragraph">
      <style:paragraph-properties fo:line-height="100.00%" fo:text-align="center" fo:margin-top="2.00pt" fo:margin-bottom="10.00pt"/>
    </style:style>
    <style:style style:name="P79" style:family="paragraph">
      <style:paragraph-properties fo:line-height="100.00%" fo:text-align="left" fo:margin-top="12.00pt" fo:margin-bottom="6.00pt"/>
    </style:style>
    <style:style style:name="P80" style:family="paragraph">
      <style:paragraph-properties fo:line-height="100.00%" fo:text-align="justify" fo:margin-left="0.00pt" fo:text-indent="24.00pt" fo:margin-top="3.00pt" fo:margin-bottom="3.00pt"/>
    </style:style>
    <style:style style:name="P81" style:family="paragraph">
      <style:paragraph-properties fo:line-height="100.00%" fo:text-align="center" fo:margin-top="8.00pt" fo:margin-bottom="4.00pt"/>
    </style:style>
    <style:style style:name="P82" style:family="paragraph">
      <style:paragraph-properties fo:line-height="100.00%" fo:text-align="center" fo:margin-top="2.00pt" fo:margin-bottom="10.00pt"/>
    </style:style>
    <style:style style:name="P83" style:family="paragraph">
      <style:paragraph-properties fo:line-height="100.00%" fo:text-align="left" fo:margin-top="20.00pt" fo:margin-bottom="8.00pt"/>
    </style:style>
    <style:style style:name="P84" style:family="paragraph">
      <style:paragraph-properties fo:line-height="100.00%" fo:text-align="left" fo:margin-top="18.00pt" fo:margin-bottom="8.00pt"/>
    </style:style>
    <style:style style:name="P85" style:family="paragraph">
      <style:paragraph-properties fo:line-height="100.00%" fo:text-align="justify" fo:margin-left="0.00pt" fo:text-indent="24.00pt" fo:margin-top="3.00pt" fo:margin-bottom="3.00pt"/>
    </style:style>
    <style:style style:name="P86" style:family="paragraph">
      <style:paragraph-properties fo:line-height="100.00%" fo:text-align="left" fo:margin-top="6.00pt"/>
    </style:style>
    <style:style style:name="P87" style:family="paragraph">
      <style:paragraph-properties fo:line-height="100.00%" fo:text-align="left" fo:margin-left="15.00pt" fo:text-indent="0.00pt" fo:margin-right="15.00pt"/>
    </style:style>
    <style:style style:name="P88" style:family="paragraph">
      <style:paragraph-properties fo:line-height="100.00%" fo:text-align="left" fo:margin-bottom="6.00pt"/>
    </style:style>
    <style:style style:name="P89" style:family="paragraph">
      <style:paragraph-properties fo:line-height="100.00%" fo:text-align="left" fo:margin-top="18.00pt" fo:margin-bottom="8.00pt"/>
    </style:style>
    <style:style style:name="P90" style:family="paragraph">
      <style:paragraph-properties fo:line-height="100.00%" fo:text-align="left" fo:margin-top="12.00pt" fo:margin-bottom="6.00pt"/>
    </style:style>
    <style:style style:name="P91" style:family="paragraph">
      <style:paragraph-properties fo:line-height="100.00%" fo:text-align="justify" fo:margin-left="0.00pt" fo:text-indent="24.00pt" fo:margin-top="3.00pt" fo:margin-bottom="3.00pt"/>
    </style:style>
    <style:style style:name="P92" style:family="paragraph">
      <style:paragraph-properties fo:line-height="100.00%" fo:text-align="center" fo:margin-top="8.00pt" fo:margin-bottom="4.00pt"/>
    </style:style>
    <style:style style:name="P93" style:family="paragraph">
      <style:paragraph-properties fo:line-height="100.00%" fo:text-align="center" fo:margin-top="2.00pt" fo:margin-bottom="10.00pt"/>
    </style:style>
    <style:style style:name="P94" style:family="paragraph">
      <style:paragraph-properties fo:line-height="100.00%" fo:text-align="left" fo:margin-top="12.00pt" fo:margin-bottom="6.00pt"/>
    </style:style>
    <style:style style:name="P95" style:family="paragraph">
      <style:paragraph-properties fo:line-height="100.00%" fo:text-align="justify" fo:margin-left="0.00pt" fo:text-indent="24.00pt" fo:margin-top="3.00pt" fo:margin-bottom="3.00pt"/>
    </style:style>
    <style:style style:name="P96" style:family="paragraph">
      <style:paragraph-properties fo:line-height="100.00%" fo:text-align="center" fo:margin-top="8.00pt" fo:margin-bottom="4.00pt"/>
    </style:style>
    <style:style style:name="P97" style:family="paragraph">
      <style:paragraph-properties fo:line-height="100.00%" fo:text-align="center" fo:margin-top="2.00pt" fo:margin-bottom="10.00pt"/>
    </style:style>
    <style:style style:name="P98" style:family="paragraph">
      <style:paragraph-properties fo:line-height="100.00%" fo:text-align="left" fo:margin-top="12.00pt" fo:margin-bottom="6.00pt"/>
    </style:style>
    <style:style style:name="P99" style:family="paragraph">
      <style:paragraph-properties fo:line-height="100.00%" fo:text-align="justify" fo:margin-left="0.00pt" fo:text-indent="24.00pt" fo:margin-top="3.00pt" fo:margin-bottom="3.00pt"/>
    </style:style>
    <style:style style:name="P100" style:family="paragraph">
      <style:paragraph-properties fo:line-height="100.00%" fo:text-align="center" fo:margin-top="8.00pt" fo:margin-bottom="4.00pt"/>
    </style:style>
    <style:style style:name="P101" style:family="paragraph">
      <style:paragraph-properties fo:line-height="100.00%" fo:text-align="center" fo:margin-top="2.00pt" fo:margin-bottom="10.00pt"/>
    </style:style>
    <style:style style:name="P102" style:family="paragraph">
      <style:paragraph-properties fo:line-height="100.00%" fo:text-align="left" fo:margin-top="12.00pt" fo:margin-bottom="6.00pt"/>
    </style:style>
    <style:style style:name="P103" style:family="paragraph">
      <style:paragraph-properties fo:line-height="100.00%" fo:text-align="justify" fo:margin-left="0.00pt" fo:text-indent="24.00pt" fo:margin-top="3.00pt" fo:margin-bottom="3.00pt"/>
    </style:style>
    <style:style style:name="P104" style:family="paragraph">
      <style:paragraph-properties fo:line-height="100.00%" fo:text-align="center" fo:margin-top="8.00pt" fo:margin-bottom="4.00pt"/>
    </style:style>
    <style:style style:name="P105" style:family="paragraph">
      <style:paragraph-properties fo:line-height="100.00%" fo:text-align="center" fo:margin-top="2.00pt" fo:margin-bottom="10.00pt"/>
    </style:style>
    <style:style style:name="P106" style:family="paragraph">
      <style:paragraph-properties fo:line-height="100.00%" fo:text-align="left" fo:margin-top="12.00pt" fo:margin-bottom="6.00pt"/>
    </style:style>
    <style:style style:name="P107" style:family="paragraph">
      <style:paragraph-properties fo:line-height="100.00%" fo:text-align="justify" fo:margin-left="0.00pt" fo:text-indent="24.00pt" fo:margin-top="3.00pt" fo:margin-bottom="3.00pt"/>
    </style:style>
    <style:style style:name="P108" style:family="paragraph">
      <style:paragraph-properties fo:line-height="100.00%" fo:text-align="center" fo:margin-top="8.00pt" fo:margin-bottom="4.00pt"/>
    </style:style>
    <style:style style:name="P109" style:family="paragraph">
      <style:paragraph-properties fo:line-height="100.00%" fo:text-align="center" fo:margin-top="2.00pt" fo:margin-bottom="10.00pt"/>
    </style:style>
    <style:style style:name="P110" style:family="paragraph">
      <style:paragraph-properties fo:line-height="100.00%" fo:text-align="left" fo:margin-top="20.00pt" fo:margin-bottom="8.00pt"/>
    </style:style>
    <style:style style:name="P111" style:family="paragraph">
      <style:paragraph-properties fo:line-height="100.00%" fo:text-align="left" fo:margin-top="18.00pt" fo:margin-bottom="8.00pt"/>
    </style:style>
    <style:style style:name="P112" style:family="paragraph">
      <style:paragraph-properties fo:line-height="100.00%" fo:text-align="justify" fo:margin-left="0.00pt" fo:text-indent="24.00pt" fo:margin-top="3.00pt" fo:margin-bottom="3.00pt"/>
    </style:style>
    <style:style style:name="P113" style:family="paragraph">
      <style:paragraph-properties fo:line-height="100.00%" fo:text-align="left" fo:margin-top="6.00pt"/>
    </style:style>
    <style:style style:name="P114" style:family="paragraph">
      <style:paragraph-properties fo:line-height="100.00%" fo:text-align="left" fo:margin-left="15.00pt" fo:text-indent="0.00pt" fo:margin-right="15.00pt"/>
    </style:style>
    <style:style style:name="P115" style:family="paragraph">
      <style:paragraph-properties fo:line-height="100.00%" fo:text-align="left" fo:margin-bottom="6.00pt"/>
    </style:style>
    <style:style style:name="P116" style:family="paragraph">
      <style:paragraph-properties fo:line-height="100.00%" fo:text-align="left" fo:margin-top="18.00pt" fo:margin-bottom="8.00pt"/>
    </style:style>
    <style:style style:name="P117" style:family="paragraph">
      <style:paragraph-properties fo:line-height="100.00%" fo:text-align="justify" fo:margin-left="0.00pt" fo:text-indent="24.00pt" fo:margin-top="3.00pt" fo:margin-bottom="3.00pt"/>
    </style:style>
    <style:style style:name="P118" style:family="paragraph">
      <style:paragraph-properties fo:line-height="100.00%" fo:text-align="left" fo:margin-top="18.00pt" fo:margin-bottom="8.00pt"/>
    </style:style>
    <style:style style:name="P119" style:family="paragraph">
      <style:paragraph-properties fo:line-height="100.00%" fo:text-align="left" fo:margin-top="12.00pt" fo:margin-bottom="6.00pt"/>
    </style:style>
    <style:style style:name="P120" style:family="paragraph">
      <style:paragraph-properties fo:line-height="100.00%" fo:text-align="justify" fo:margin-left="0.00pt" fo:text-indent="24.00pt" fo:margin-top="3.00pt" fo:margin-bottom="3.00pt"/>
    </style:style>
    <style:style style:name="P121" style:family="paragraph">
      <style:paragraph-properties fo:line-height="100.00%" fo:text-align="center" fo:margin-top="8.00pt" fo:margin-bottom="4.00pt"/>
    </style:style>
    <style:style style:name="P122" style:family="paragraph">
      <style:paragraph-properties fo:line-height="100.00%" fo:text-align="center" fo:margin-top="2.00pt" fo:margin-bottom="10.00pt"/>
    </style:style>
    <style:style style:name="P123" style:family="paragraph">
      <style:paragraph-properties fo:line-height="100.00%" fo:text-align="left" fo:margin-top="12.00pt" fo:margin-bottom="6.00pt"/>
    </style:style>
    <style:style style:name="P124" style:family="paragraph">
      <style:paragraph-properties fo:line-height="100.00%" fo:text-align="justify" fo:margin-left="0.00pt" fo:text-indent="24.00pt" fo:margin-top="3.00pt" fo:margin-bottom="3.00pt"/>
    </style:style>
    <style:style style:name="P125" style:family="paragraph">
      <style:paragraph-properties fo:line-height="100.00%" fo:text-align="center" fo:margin-top="8.00pt" fo:margin-bottom="4.00pt"/>
    </style:style>
    <style:style style:name="P126" style:family="paragraph">
      <style:paragraph-properties fo:line-height="100.00%" fo:text-align="center" fo:margin-top="2.00pt" fo:margin-bottom="10.00pt"/>
    </style:style>
    <style:style style:name="P127" style:family="paragraph">
      <style:paragraph-properties fo:line-height="100.00%" fo:text-align="left" fo:margin-top="12.00pt" fo:margin-bottom="6.00pt"/>
    </style:style>
    <style:style style:name="P128" style:family="paragraph">
      <style:paragraph-properties fo:line-height="100.00%" fo:text-align="justify" fo:margin-left="0.00pt" fo:text-indent="24.00pt" fo:margin-top="3.00pt" fo:margin-bottom="3.00pt"/>
    </style:style>
    <style:style style:name="P129" style:family="paragraph">
      <style:paragraph-properties fo:line-height="100.00%" fo:text-align="center" fo:margin-top="8.00pt" fo:margin-bottom="4.00pt"/>
    </style:style>
    <style:style style:name="P130" style:family="paragraph">
      <style:paragraph-properties fo:line-height="100.00%" fo:text-align="center" fo:margin-top="2.00pt" fo:margin-bottom="10.00pt"/>
    </style:style>
    <style:style style:name="P131" style:family="paragraph">
      <style:paragraph-properties fo:line-height="100.00%" fo:text-align="left" fo:margin-top="12.00pt" fo:margin-bottom="6.00pt"/>
    </style:style>
    <style:style style:name="P132" style:family="paragraph">
      <style:paragraph-properties fo:line-height="100.00%" fo:text-align="justify" fo:margin-left="0.00pt" fo:text-indent="24.00pt" fo:margin-top="3.00pt" fo:margin-bottom="3.00pt"/>
    </style:style>
    <style:style style:name="P133" style:family="paragraph">
      <style:paragraph-properties fo:line-height="100.00%" fo:text-align="center" fo:margin-top="8.00pt" fo:margin-bottom="4.00pt"/>
    </style:style>
    <style:style style:name="P134" style:family="paragraph">
      <style:paragraph-properties fo:line-height="100.00%" fo:text-align="center" fo:margin-top="2.00pt" fo:margin-bottom="10.00pt"/>
    </style:style>
    <style:style style:name="P135" style:family="paragraph">
      <style:paragraph-properties fo:line-height="100.00%" fo:text-align="left" fo:margin-top="12.00pt" fo:margin-bottom="6.00pt"/>
    </style:style>
    <style:style style:name="P136" style:family="paragraph">
      <style:paragraph-properties fo:line-height="100.00%" fo:text-align="justify" fo:margin-left="0.00pt" fo:text-indent="24.00pt" fo:margin-top="3.00pt" fo:margin-bottom="3.00pt"/>
    </style:style>
    <style:style style:name="P137" style:family="paragraph">
      <style:paragraph-properties fo:line-height="100.00%" fo:text-align="center" fo:margin-top="8.00pt" fo:margin-bottom="4.00pt"/>
    </style:style>
    <style:style style:name="P138" style:family="paragraph">
      <style:paragraph-properties fo:line-height="100.00%" fo:text-align="center" fo:margin-top="2.00pt" fo:margin-bottom="10.00pt"/>
    </style:style>
    <style:style style:name="P139" style:family="paragraph">
      <style:paragraph-properties fo:line-height="100.00%" fo:text-align="left" fo:margin-top="20.00pt" fo:margin-bottom="8.00pt"/>
    </style:style>
    <style:style style:name="P140" style:family="paragraph">
      <style:paragraph-properties fo:line-height="100.00%" fo:text-align="justify" fo:margin-left="0.00pt" fo:text-indent="24.00pt" fo:margin-top="3.00pt" fo:margin-bottom="3.00pt"/>
    </style:style>
    <style:style style:name="P141" style:family="paragraph">
      <style:paragraph-properties fo:line-height="100.00%" fo:text-align="left" fo:margin-top="12.00pt" fo:margin-bottom="6.00pt"/>
    </style:style>
    <style:style style:name="P142" style:family="paragraph">
      <style:paragraph-properties fo:line-height="100.00%" fo:text-align="left" fo:margin-top="6.00pt"/>
    </style:style>
    <style:style style:name="P143" style:family="paragraph">
      <style:paragraph-properties fo:line-height="100.00%" fo:text-align="left" fo:margin-left="15.00pt" fo:text-indent="0.00pt" fo:margin-right="15.00pt"/>
    </style:style>
    <style:style style:name="P144" style:family="paragraph">
      <style:paragraph-properties fo:line-height="100.00%" fo:text-align="left" fo:margin-bottom="6.00pt"/>
    </style:style>
    <style:style style:name="P145" style:family="paragraph">
      <style:paragraph-properties fo:line-height="100.00%" fo:text-align="left" fo:margin-top="20.00pt" fo:margin-bottom="8.00pt"/>
    </style:style>
    <style:style style:name="P146" style:family="paragraph">
      <style:paragraph-properties fo:line-height="100.00%" fo:text-align="justify" fo:margin-left="0.00pt" fo:text-indent="24.00pt" fo:margin-top="3.00pt" fo:margin-bottom="3.00pt"/>
    </style:style>
    <style:style style:name="P147" style:family="paragraph">
      <style:paragraph-properties fo:line-height="100.00%" fo:text-align="left" fo:margin-left="4.00pt" fo:text-indent="-4.00pt">
        <style:tab-stops>
          <style:tab-stop style:position="44.85pt"/>
          <style:tab-stop style:position="47.20pt"/>
          <style:tab-stop style:position="81996.05pt" style:char="." style:type="char"/>
          <style:tab-stop style:position="1621.60pt"/>
        </style:tab-stops>
      </style:paragraph-properties>
    </style:style>
    <style:style style:name="P148" style:family="paragraph">
      <style:paragraph-properties fo:line-height="100.00%" fo:text-align="center"/>
    </style:style>
    <style:style style:name="P149" style:family="paragraph">
      <style:paragraph-properties fo:line-height="100.00%" fo:text-align="left" fo:margin-left="4.00pt" fo:text-indent="-4.00pt">
        <style:tab-stops>
          <style:tab-stop style:position="44.85pt"/>
          <style:tab-stop style:position="47.20pt"/>
          <style:tab-stop style:position="81996.05pt" style:char="." style:type="char"/>
          <style:tab-stop style:position="1621.60pt"/>
        </style:tab-stops>
      </style:paragraph-properties>
    </style:style>
    <style:style style:name="P150"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51" style:family="paragraph">
      <style:paragraph-properties fo:line-height="100.00%" fo:text-align="center"/>
    </style:style>
    <style:style style:name="P152" style:family="paragraph">
      <style:paragraph-properties fo:line-height="100.00%" fo:text-align="left"/>
    </style:style>
    <style:style style:name="P153"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54" style:family="paragraph">
      <style:paragraph-properties fo:line-height="100.00%" fo:text-align="center"/>
    </style:style>
    <style:style style:name="P155" style:family="paragraph">
      <style:paragraph-properties fo:line-height="100.00%" fo:text-align="left"/>
    </style:style>
    <style:style style:name="P156"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57" style:family="paragraph">
      <style:paragraph-properties fo:line-height="100.00%" fo:text-align="center"/>
    </style:style>
    <style:style style:name="P158" style:family="paragraph">
      <style:paragraph-properties fo:line-height="100.00%" fo:text-align="left"/>
    </style:style>
    <style:style style:name="P159"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60" style:family="paragraph">
      <style:paragraph-properties fo:line-height="100.00%" fo:text-align="center"/>
    </style:style>
    <style:style style:name="P161" style:family="paragraph">
      <style:paragraph-properties fo:line-height="100.00%" fo:text-align="left"/>
    </style:style>
    <style:style style:name="P162"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63" style:family="paragraph">
      <style:paragraph-properties fo:line-height="100.00%" fo:text-align="center"/>
    </style:style>
    <style:style style:name="P164" style:family="paragraph">
      <style:paragraph-properties fo:line-height="100.00%" fo:text-align="left"/>
    </style:style>
    <style:style style:name="P165"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66" style:family="paragraph">
      <style:paragraph-properties fo:line-height="100.00%" fo:text-align="center"/>
    </style:style>
    <style:style style:name="P167" style:family="paragraph">
      <style:paragraph-properties fo:line-height="100.00%" fo:text-align="left"/>
    </style:style>
    <style:style style:name="P168"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69" style:family="paragraph">
      <style:paragraph-properties fo:line-height="100.00%" fo:text-align="center"/>
    </style:style>
    <style:style style:name="P170" style:family="paragraph">
      <style:paragraph-properties fo:line-height="100.00%" fo:text-align="left"/>
    </style:style>
    <style:style style:name="P171"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72" style:family="paragraph">
      <style:paragraph-properties fo:line-height="100.00%" fo:text-align="center"/>
    </style:style>
    <style:style style:name="P173" style:family="paragraph">
      <style:paragraph-properties fo:line-height="100.00%" fo:text-align="left"/>
    </style:style>
    <style:style style:name="P174"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75" style:family="paragraph">
      <style:paragraph-properties fo:line-height="100.00%" fo:text-align="center"/>
    </style:style>
    <style:style style:name="P176" style:family="paragraph">
      <style:paragraph-properties fo:line-height="100.00%" fo:text-align="left"/>
    </style:style>
    <style:style style:name="P177"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78" style:family="paragraph">
      <style:paragraph-properties fo:line-height="100.00%" fo:text-align="center"/>
    </style:style>
    <style:style style:name="P179" style:family="paragraph">
      <style:paragraph-properties fo:line-height="100.00%" fo:text-align="left"/>
    </style:style>
    <style:style style:name="P180"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81" style:family="paragraph">
      <style:paragraph-properties fo:line-height="100.00%" fo:text-align="center"/>
    </style:style>
    <style:style style:name="P182" style:family="paragraph">
      <style:paragraph-properties fo:line-height="100.00%" fo:text-align="left"/>
    </style:style>
    <style:style style:name="P183"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84" style:family="paragraph">
      <style:paragraph-properties fo:line-height="100.00%" fo:text-align="center"/>
    </style:style>
    <style:style style:name="P185" style:family="paragraph">
      <style:paragraph-properties fo:line-height="100.00%" fo:text-align="left"/>
    </style:style>
    <style:style style:name="P186"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87" style:family="paragraph">
      <style:paragraph-properties fo:line-height="100.00%" fo:text-align="center"/>
    </style:style>
    <style:style style:name="P188" style:family="paragraph">
      <style:paragraph-properties fo:line-height="100.00%" fo:text-align="left"/>
    </style:style>
    <style:style style:name="P189"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90" style:family="paragraph">
      <style:paragraph-properties fo:line-height="100.00%" fo:text-align="center"/>
    </style:style>
    <style:style style:name="P191" style:family="paragraph">
      <style:paragraph-properties fo:line-height="100.00%" fo:text-align="left"/>
    </style:style>
    <style:style style:name="P192"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93" style:family="paragraph">
      <style:paragraph-properties fo:line-height="100.00%" fo:text-align="center"/>
    </style:style>
    <style:style style:name="P194" style:family="paragraph">
      <style:paragraph-properties fo:line-height="100.00%" fo:text-align="left"/>
    </style:style>
    <style:style style:name="P195" style:family="paragraph">
      <style:paragraph-properties fo:line-height="100.00%" fo:text-align="left" fo:margin-left="4.00pt" fo:text-indent="-4.00pt">
        <style:tab-stops>
          <style:tab-stop style:position="44.85pt"/>
          <style:tab-stop style:position="47.20pt"/>
          <style:tab-stop style:position="54116.05pt" style:char="." style:type="char"/>
          <style:tab-stop style:position="8.80pt"/>
        </style:tab-stops>
      </style:paragraph-properties>
    </style:style>
    <style:style style:name="P196" style:family="paragraph">
      <style:paragraph-properties fo:line-height="100.00%" fo:text-align="center" fo:margin-top="2.00pt" fo:margin-bottom="10.00pt"/>
    </style:style>
    <style:style style:name="P197" style:family="paragraph">
      <style:paragraph-properties fo:line-height="100.00%" fo:text-align="left" fo:margin-top="20.00pt" fo:margin-bottom="8.00pt"/>
    </style:style>
    <style:style style:name="P198" style:family="paragraph">
      <style:paragraph-properties fo:line-height="100.00%" fo:text-align="justify" fo:margin-left="0.00pt" fo:text-indent="24.00pt" fo:margin-top="3.00pt" fo:margin-bottom="3.00pt"/>
    </style:style>
    <style:style style:name="TableColumn0100" style:family="table-column">
      <style:table-column-properties style:column-width="0.795833in"/>
    </style:style>
    <style:style style:name="TableColumn0101" style:family="table-column">
      <style:table-column-properties style:column-width="2.431250in"/>
    </style:style>
    <style:style style:name="TableColumn0102" style:family="table-column">
      <style:table-column-properties style:column-width="3.160417in"/>
    </style:style>
    <style:style style:name="Table01" style:family="table">
      <style:table-properties style:width="6.3875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2778in solid #bdc3c7" fo:border-left="0.000000in solid #000000" fo:border-right="0.000000in solid #000000" fo:border-bottom="0.002778in solid #bdc3c7" fo:padding-left="0.083333in" fo:padding-right="0.083333in" fo:vertical-align="top" fo:background-color="#ebf5fb"/>
    </style:style>
    <style:style style:name="TableCell010001" style:family="table-cell">
      <style:table-cell-properties fo:border-top="0.002778in solid #bdc3c7" fo:border-left="0.000000in solid #000000" fo:border-right="0.000000in solid #000000" fo:border-bottom="0.002778in solid #bdc3c7" fo:padding-left="0.083333in" fo:padding-right="0.083333in" fo:vertical-align="top" fo:background-color="#ebf5fb"/>
    </style:style>
    <style:style style:name="TableCell010002" style:family="table-cell">
      <style:table-cell-properties fo:border-top="0.002778in solid #bdc3c7" fo:border-left="0.000000in solid #000000" fo:border-right="0.000000in solid #000000" fo:border-bottom="0.002778in solid #bdc3c7" fo:padding-left="0.083333in" fo:padding-right="0.083333in" fo:vertical-align="top" fo:background-color="#ebf5fb"/>
    </style:style>
    <style:style style:name="TableRow0101" style:family="table-row">
      <style:table-row-properties/>
    </style:style>
    <style:style style:name="TableCell010100"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Cell010101"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Cell010102"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Row0102" style:family="table-row">
      <style:table-row-properties/>
    </style:style>
    <style:style style:name="TableCell010200"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Cell010201"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Cell010202"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Row0103" style:family="table-row">
      <style:table-row-properties/>
    </style:style>
    <style:style style:name="TableCell010300"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Cell010301"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Cell010302"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Row0104" style:family="table-row">
      <style:table-row-properties/>
    </style:style>
    <style:style style:name="TableCell010400"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Cell010401"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Cell010402" style:family="table-cell">
      <style:table-cell-properties fo:border-top="0.002778in solid #000000" fo:border-left="0.000000in solid #000000" fo:border-right="0.000000in solid #000000" fo:border-bottom="0.002778in solid #000000" fo:padding-left="0.083333in" fo:padding-right="0.083333in" fo:vertical-align="top" fo:background-color="#bdc3c7"/>
    </style:style>
    <style:style style:name="TableColumn0200" style:family="table-column">
      <style:table-column-properties style:column-width="0.678472in"/>
    </style:style>
    <style:style style:name="TableColumn0201" style:family="table-column">
      <style:table-column-properties style:column-width="0.678472in"/>
    </style:style>
    <style:style style:name="TableColumn0202" style:family="table-column">
      <style:table-column-properties style:column-width="1.108333in"/>
    </style:style>
    <style:style style:name="TableColumn0203" style:family="table-column">
      <style:table-column-properties style:column-width="1.306250in"/>
    </style:style>
    <style:style style:name="Table02" style:family="table">
      <style:table-properties style:width="3.771528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2778in solid #bdc3c7" fo:border-left="0.000000in solid #000000" fo:border-right="0.000000in solid #000000" fo:border-bottom="0.002778in solid #bdc3c7" fo:padding-left="0.055556in" fo:padding-right="0.055556in" fo:vertical-align="top" fo:background-color="#ebf5fb"/>
    </style:style>
    <style:style style:name="TableCell020001" style:family="table-cell">
      <style:table-cell-properties fo:border-top="0.002778in solid #bdc3c7" fo:border-left="0.000000in solid #000000" fo:border-right="0.000000in solid #000000" fo:border-bottom="0.002778in solid #bdc3c7" fo:padding-left="0.055556in" fo:padding-right="0.055556in" fo:vertical-align="top" fo:background-color="#ebf5fb"/>
    </style:style>
    <style:style style:name="TableCell020002" style:family="table-cell">
      <style:table-cell-properties fo:border-top="0.002778in solid #bdc3c7" fo:border-left="0.000000in solid #000000" fo:border-right="0.000000in solid #000000" fo:border-bottom="0.002778in solid #bdc3c7" fo:padding-left="0.055556in" fo:padding-right="0.055556in" fo:vertical-align="top" fo:background-color="#ebf5fb"/>
    </style:style>
    <style:style style:name="TableCell020003" style:family="table-cell">
      <style:table-cell-properties fo:border-top="0.002778in solid #bdc3c7" fo:border-left="0.000000in solid #000000" fo:border-right="0.000000in solid #000000" fo:border-bottom="0.002778in solid #bdc3c7" fo:padding-left="0.055556in" fo:padding-right="0.055556in" fo:vertical-align="top" fo:background-color="#ebf5fb"/>
    </style:style>
    <style:style style:name="TableRow0201" style:family="table-row">
      <style:table-row-properties/>
    </style:style>
    <style:style style:name="TableCell0201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1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1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1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02" style:family="table-row">
      <style:table-row-properties/>
    </style:style>
    <style:style style:name="TableCell0202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2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2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2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03" style:family="table-row">
      <style:table-row-properties/>
    </style:style>
    <style:style style:name="TableCell0203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3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3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3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04" style:family="table-row">
      <style:table-row-properties/>
    </style:style>
    <style:style style:name="TableCell0204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4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4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4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05" style:family="table-row">
      <style:table-row-properties/>
    </style:style>
    <style:style style:name="TableCell0205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5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5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5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06" style:family="table-row">
      <style:table-row-properties/>
    </style:style>
    <style:style style:name="TableCell0206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6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6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6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07" style:family="table-row">
      <style:table-row-properties/>
    </style:style>
    <style:style style:name="TableCell0207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7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7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7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08" style:family="table-row">
      <style:table-row-properties/>
    </style:style>
    <style:style style:name="TableCell0208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8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8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8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09" style:family="table-row">
      <style:table-row-properties/>
    </style:style>
    <style:style style:name="TableCell0209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9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9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09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10" style:family="table-row">
      <style:table-row-properties/>
    </style:style>
    <style:style style:name="TableCell0210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0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0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0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11" style:family="table-row">
      <style:table-row-properties/>
    </style:style>
    <style:style style:name="TableCell0211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1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1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1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12" style:family="table-row">
      <style:table-row-properties/>
    </style:style>
    <style:style style:name="TableCell0212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2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2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2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13" style:family="table-row">
      <style:table-row-properties/>
    </style:style>
    <style:style style:name="TableCell0213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3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3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3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14" style:family="table-row">
      <style:table-row-properties/>
    </style:style>
    <style:style style:name="TableCell0214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4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4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4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Row0215" style:family="table-row">
      <style:table-row-properties/>
    </style:style>
    <style:style style:name="TableCell021500"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501"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502"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style:style style:name="TableCell021503" style:family="table-cell">
      <style:table-cell-properties fo:border-top="0.002778in solid #000000" fo:border-left="0.000000in solid #000000" fo:border-right="0.000000in solid #000000" fo:border-bottom="0.002778in solid #000000" fo:padding-left="0.055556in" fo:padding-right="0.055556in" fo:vertical-align="top" fo:background-color="#bdc3c7"/>
    </style:style>
  </office:automatic-styles>
  <office:body>
    <office:text>
      <text:p text:style-name="P1"><text:span text:style-name="T1"/></text:p>
      <text:p text:style-name="P2"><text:span text:style-name="T1"/></text:p>
      <text:p text:style-name="P3"><text:span text:style-name="T2">API REST avec Express.js MongoDB</text:span></text:p>
      <text:p text:style-name="P3"><draw:frame text:anchor-type="as-char" svg:width="99.22mm" svg:height="55.56mm" style:rel-width="scale" style:rel-height="scale"><draw:object-ole xlink:href="OleObj1"/><draw:image xlink:href="ObjectReplacements/OleObj1"/></draw:frame><text:span text:style-name="T2"/></text:p>
      <text:p text:style-name="P4"><text:span text:style-name="T3">Solution Complète du TP</text:span></text:p>
      <text:p text:style-name="P5"><text:span text:style-name="T4">Système Commercial - Gestion Clients, Produits et Commandes</text:span></text:p>
      <text:p text:style-name="P6"><text:span text:style-name="T5">Technologies : Node.js | Express.js | MongoDB | Mongoose</text:span></text:p>
      <text:p text:style-name="P7"><text:span text:style-name="T5">Architecture MVC avec Express Router</text:span></text:p>
      <text:p text:style-name="P8"><text:span text:style-name="T6">2024 - 2025</text:span></text:p>
      <text:p text:style-name="P9"><text:span text:style-name="T7"><text:tab/><text:s text:c="2"/></text:span><text:span text:style-name="T8">creer par stagaire :<text:s text:c="2"/>mohammed_erraoui</text:span></text:p>
      <text:p text:style-name="P9"><text:span text:style-name="T9"><text:s text:c="48"/></text:span><text:span text:style-name="T10">Controle continu N : 2</text:span></text:p>
      <text:p text:style-name="P10"><text:span text:style-name="T11">1. Introduction et Présentation du Projet</text:span></text:p>
      <text:p text:style-name="P11"><text:span text:style-name="T12">Ce projet consiste à développer une mini API REST avec Node.js, Express.js et MongoDB pour gérer les données d’un petit système commercial. L’API permet de gérer trois modules métier principaux : les clients, les produits et les commandes. Le projet est organisé selon une architecture inspirée du modèle MVC (Modèle-Vue-Contrôleur), en utilisant des modèles Mongoose pour représenter les données MongoDB, des contrôleurs pour traiter les requêtes HTTP, et des routeurs Express pour séparer les routes de chaque module.</text:span></text:p>
      <text:p text:style-name="P11"><text:span text:style-name="T12">L’objectif principal de ce TP est de mettre en pratique les concepts fondamentaux du développement d’API REST avec le stack MEAN/MERN (sans la partie frontend). Nous utilisons Node.js comme runtime, Express.js comme framework web pour la gestion des routes et middleware, MongoDB comme base de données NoSQL pour le stockage persistant des données, et Mongoose comme ODM (Object Document Mapper) pour faciliter la communication entre l’application et la base de données. Chaque module implémente les opérations CRUD complètes (Create, Read, Update, Delete) avec des codes HTTP adaptés et des réponses au format JSON.</text:span></text:p>
      <text:p text:style-name="P12"><text:span text:style-name="T13">2. Technologies Utilisées</text:span></text:p>
      <text:p text:style-name="P13"><text:span text:style-name="T14">Le projet repose sur un ensemble de technologies modernes et largement adoptées dans le domaine du développement web backend. Node.js fournit l’environnement d’exécution JavaScript côté serveur, permettant une programmation asynchrone et non bloquante grâce à son moteur V8. Express.js est le framework web minimal et flexible qui simplifie la création d’API REST en offrant un système de routage puissant, des middleware configurables et une gestion robuste des requêtes et réponses HTTP.</text:span></text:p>
      <text:p text:style-name="P13"><text:span text:style-name="T14">MongoDB est la base de données NoSQL orientée documents qui stocke les données sous forme de collections de documents BSON (Binary JSON). Elle offre une grande flexibilité dans la structure des données et s’adapte parfaitement aux besoins d’une API REST. Mongoose est l’ODM (Object Document Mapper) qui fournit une couche d’abstraction au-dessus de MongoDB, permettant de définir des schémas de données stricts avec validation, des modèles pour interagir avec la base de données, et des middleware pour hooker dans le cycle de vie des documents.</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15"><text:span text:style-name="T16">Technologie</text:span><text:span text:style-name="T17"/></text:p>
          </table:table-cell>
          <table:table-cell table:style-name="TableCell010001">
            <text:p text:style-name="P15"><text:span text:style-name="T18">Version</text:span><text:span text:style-name="T19"/></text:p>
          </table:table-cell>
          <table:table-cell table:style-name="TableCell010002">
            <text:p text:style-name="P15"><text:span text:style-name="T20">Rôle</text:span><text:span text:style-name="T21"/></text:p>
          </table:table-cell>
        </table:table-row>
        <table:table-row table:style-name="TableRow0101">
          <table:table-cell table:style-name="TableCell010100">
            <text:p text:style-name="P18"><text:span text:style-name="T22">Node.js</text:span><text:span text:style-name="T23"/></text:p>
          </table:table-cell>
          <table:table-cell table:style-name="TableCell010101">
            <text:p text:style-name="P18"><text:span text:style-name="T24">18+</text:span><text:span text:style-name="T25"/></text:p>
          </table:table-cell>
          <table:table-cell table:style-name="TableCell010102">
            <text:p text:style-name="P18"><text:span text:style-name="T26">Runtime JavaScript côté serveur</text:span><text:span text:style-name="T27"/></text:p>
          </table:table-cell>
        </table:table-row>
        <table:table-row table:style-name="TableRow0102">
          <table:table-cell table:style-name="TableCell010200">
            <text:p text:style-name="P20"><text:span text:style-name="T28">Express.js</text:span><text:span text:style-name="T29"/></text:p>
          </table:table-cell>
          <table:table-cell table:style-name="TableCell010201">
            <text:p text:style-name="P20"><text:span text:style-name="T30">4.21+</text:span><text:span text:style-name="T31"/></text:p>
          </table:table-cell>
          <table:table-cell table:style-name="TableCell010202">
            <text:p text:style-name="P20"><text:span text:style-name="T32">Framework web pour API REST</text:span><text:span text:style-name="T33"/></text:p>
          </table:table-cell>
        </table:table-row>
        <table:table-row table:style-name="TableRow0103">
          <table:table-cell table:style-name="TableCell010300">
            <text:p text:style-name="P22"><text:span text:style-name="T34">MongoDB</text:span><text:span text:style-name="T35"/></text:p>
          </table:table-cell>
          <table:table-cell table:style-name="TableCell010301">
            <text:p text:style-name="P22"><text:span text:style-name="T36">6.0+</text:span><text:span text:style-name="T37"/></text:p>
          </table:table-cell>
          <table:table-cell table:style-name="TableCell010302">
            <text:p text:style-name="P22"><text:span text:style-name="T38">Base de données NoSQL orientée documents</text:span><text:span text:style-name="T39"/></text:p>
          </table:table-cell>
        </table:table-row>
        <table:table-row table:style-name="TableRow0104">
          <table:table-cell table:style-name="TableCell010400">
            <text:p text:style-name="P24"><text:span text:style-name="T40">Mongoose</text:span><text:span text:style-name="T41"/></text:p>
          </table:table-cell>
          <table:table-cell table:style-name="TableCell010401">
            <text:p text:style-name="P24"><text:span text:style-name="T42">8.10+</text:span><text:span text:style-name="T43"/></text:p>
          </table:table-cell>
          <table:table-cell table:style-name="TableCell010402">
            <text:p text:style-name="P24"><text:span text:style-name="T44">ODM pour MongoDB avec validation de schémas</text:span><text:span text:style-name="T45"/></text:p>
          </table:table-cell>
        </table:table-row>
      </table:table>
      <text:p text:style-name="P26"><text:span text:style-name="T46">Tableau 1 : Technologies utilisées dans le projet</text:span></text:p>
      <text:p text:style-name="P27"><text:span text:style-name="T47">3. Structure du Projet</text:span></text:p>
      <text:p text:style-name="P28"><text:span text:style-name="T48">Le projet est organisé de manière claire et modulaire en suivant les principes de l’architecture MVC (Modèle-Vue-Contrôleur). Chaque module métier (Client, Produit, Commande) possède ses propres fichiers de modèle, contrôleur et routeur, ce qui facilite la maintenance et l’évolutivité de l’application. Le point d’entrée est le fichier server.js qui configure Express, établit la connexion MongoDB et enregistre les routes.</text:span></text:p>
      <text:p text:style-name="P28"><text:span text:style-name="T48">Le dossier config/ contient la configuration de la connexion à la base de données MongoDB. Le dossier models/ regroupe les trois schémas Mongoose définissant la structure des documents pour chaque collection. Le dossier controllers/ contient la logique métier de chaque module avec les fonctions CRUD. Enfin, le dossier routes/ définit les routes Express Router pour chaque module, associant chaque endpoint HTTP à la fonction de contrôleur correspondante.</text:span></text:p>
      <text:p text:style-name="P29"><draw:frame text:anchor-type="as-char" svg:width="111.65mm" svg:height="81.76mm" style:rel-width="scale" style:rel-height="scale"><draw:object-ole xlink:href="OleObj2"/><draw:image xlink:href="ObjectReplacements/OleObj2"/></draw:frame><text:span text:style-name="T49"/></text:p>
      <text:p text:style-name="P30"><text:span text:style-name="T50">Figure 1 : Arborescence complète du projet</text:span></text:p>
      <text:p text:style-name="P31"><text:span text:style-name="T51">4. Installation et Démarrage du Projet</text:span></text:p>
      <text:p text:style-name="P32"><text:span text:style-name="T52">Avant de pouvoir exécuter le projet, il est nécessaire de s’assurer que Node.js (version 18 ou supérieure) et MongoDB sont correctement installés sur votre machine. MongoDB doit être en cours d’exécution sur le port par défaut 27017. Une fois ces prérequis vérifiés, clonez ou créez le dossier du projet, puis installez les dépendances avec la commande npm install. Le fichier package.json déclare les deux dépendances principales du projet : express pour le framework web et mongoose pour l’interaction avec MongoDB.</text:span></text:p>
      <text:p text:style-name="P33"><text:span text:style-name="T53">4.1 Initialisation du projet</text:span></text:p>
      <text:p text:style-name="P34"><text:span text:style-name="T54">Pour initialiser le projet, créez un nouveau dossier puis exécutez npm init -y pour générer le fichier package.json. Ensuite, installez les dépendances nécessaires en exécutant la commande suivante dans le terminal du dossier du projet :</text:span></text:p>
      <text:p text:style-name="P35"><text:span text:style-name="T55"><text:s/></text:span></text:p>
      <text:p text:style-name="P36"><text:span text:style-name="T56">npm install express mongoose</text:span></text:p>
      <text:p text:style-name="P37"><text:span text:style-name="T57"><text:s/></text:span></text:p>
      <text:p text:style-name="P38"><text:span text:style-name="T58">4.2 Démarrage du serveur</text:span></text:p>
      <text:p text:style-name="P39"><text:span text:style-name="T59">Pour démarrer le serveur, exécutez la commande node server.js dans le terminal. Le serveur démarre sur le port 3000 par défaut et établit automatiquement la connexion à MongoDB. Vous verrez un message de confirmation dans le terminal indiquant que la connexion à la base de données a réussi et que le serveur est en cours d’exécution. Si vous souhaitez utiliser un port différent, vous pouvez définir la variable d’environnement PORT avant de lancer le serveur.</text:span></text:p>
      <text:p text:style-name="P40"><draw:frame text:anchor-type="as-char" svg:width="132.03mm" svg:height="36.51mm" style:rel-width="scale" style:rel-height="scale"><draw:object-ole xlink:href="OleObj3"/><draw:image xlink:href="ObjectReplacements/OleObj3"/></draw:frame><text:span text:style-name="T60"/></text:p>
      <text:p text:style-name="P41"><text:span text:style-name="T61">Figure 2 : Démarrage du serveur - Terminal MongoDB connecté</text:span></text:p>
      <text:p text:style-name="P42"><text:span text:style-name="T62">5. Configuration de la Connexion MongoDB</text:span></text:p>
      <text:p text:style-name="P43"><text:span text:style-name="T63">La connexion à MongoDB est centralisée dans le fichier config/db.js. Ce module exporte une fonction asynchrone connectDB() qui utilise la méthode mongoose.connect() pour établir la connexion avec la base de données. L’URI de connexion est configurable via la variable d’environnement MONGO_URI, ce qui permet de facilement changer la base de données cible entre le développement et la production sans modifier le code source. Par défaut, le projet se connecte à mongodb://localhost:27017/commerce_db.</text:span></text:p>
      <text:p text:style-name="P43"><text:span text:style-name="T63">La fonction connectDB() est appelée au démarrage du serveur dans server.js avant de commencer à écouter les requêtes HTTP. En cas d’échec de connexion, le processus se termine avec un code d’erreur 1 (process.exit(1)), ce qui empêche le serveur de démarrer sans accès à la base de données. En cas de succès, les informations de connexion (hôte et nom de la base de données) sont affichées dans la console pour vérification.</text:span></text:p>
      <text:p text:style-name="P44"><text:span text:style-name="T64">5.1 Code de config/db.js</text:span></text:p>
      <text:p text:style-name="P45"><text:span text:style-name="T65"><text:s/></text:span></text:p>
      <text:p text:style-name="P46"><text:span text:style-name="T66">const mongoose = require('mongoose');</text:span></text:p>
      <text:p text:style-name="P46"><text:span text:style-name="T67"/></text:p>
      <text:p text:style-name="P46"><text:span text:style-name="T68">const MONGO_URI = process.env.MONGO_URI</text:span></text:p>
      <text:p text:style-name="P46"><text:span text:style-name="T68"><text:s text:c="2"/>|| 'mongodb://localhost:27017/commerce_db';</text:span></text:p>
      <text:p text:style-name="P46"><text:span text:style-name="T69"/></text:p>
      <text:p text:style-name="P46"><text:span text:style-name="T70">const connectDB = async () =&gt; {</text:span></text:p>
      <text:p text:style-name="P46"><text:span text:style-name="T70"><text:s text:c="2"/>try {</text:span></text:p>
      <text:p text:style-name="P46"><text:span text:style-name="T70"><text:s text:c="4"/>const conn = await mongoose.connect(MONGO_URI);</text:span></text:p>
      <text:p text:style-name="P46"><text:span text:style-name="T70"><text:s text:c="4"/>console.log(`MongoDB connecté avec succès`);</text:span></text:p>
      <text:p text:style-name="P46"><text:span text:style-name="T70"><text:s text:c="4"/>console.log(`<text:s text:c="2"/>Hôte: ${conn.connection.host}`);</text:span></text:p>
      <text:p text:style-name="P46"><text:span text:style-name="T70"><text:s text:c="4"/>console.log(`<text:s text:c="2"/>Base: ${conn.connection.name}`);</text:span></text:p>
      <text:p text:style-name="P46"><text:span text:style-name="T70"><text:s text:c="4"/>return conn;</text:span></text:p>
      <text:p text:style-name="P46"><text:span text:style-name="T70"><text:s text:c="2"/>} catch (error) {</text:span></text:p>
      <text:p text:style-name="P46"><text:span text:style-name="T70"><text:s text:c="4"/>console.error(`Erreur de connexion: ${error.message}`);</text:span></text:p>
      <text:p text:style-name="P46"><text:span text:style-name="T70"><text:s text:c="4"/>process.exit(1);</text:span></text:p>
      <text:p text:style-name="P46"><text:span text:style-name="T70"><text:s text:c="2"/>}</text:span></text:p>
      <text:p text:style-name="P46"><text:span text:style-name="T70">};</text:span></text:p>
      <text:p text:style-name="P46"><text:span text:style-name="T71"/></text:p>
      <text:p text:style-name="P46"><text:span text:style-name="T72">module.exports = connectDB;</text:span></text:p>
      <text:p text:style-name="P47"><text:span text:style-name="T73"><text:s/></text:span></text:p>
      <text:p text:style-name="P48"><text:span text:style-name="T74">6. Serveur Principal (server.js)</text:span></text:p>
      <text:p text:style-name="P49"><text:span text:style-name="T75">Le fichier server.js constitue le point d’entrée de l’application. Il initialise l’instance Express, configure les middleware nécessaires (notamment express.json() pour parser le corps des requêtes en JSON), enregistre les routeurs de chaque module, et démarre le serveur après avoir établi la connexion à MongoDB. Le serveur écoute sur le port 3000 par défaut, configurable via la variable d’environnement PORT.</text:span></text:p>
      <text:p text:style-name="P49"><text:span text:style-name="T75">Ce fichier intègre également un middleware de journalisation des requêtes qui affiche dans la console la méthode HTTP, l’URL et l’horodatage de chaque requête reçue. Un gestionnaire d’erreurs 404 est défini pour renvoyer une réponse JSON appropriée lorsque une route non existante est demandée. Enfin, un gestionnaire d’erreurs global capture toutes les erreurs non gérées et renvoie une réponse 500 avec le message d’erreur. Les routes de chaque module sont montées respectivement sur /api/clients, /api/produits et /api/commandes.</text:span></text:p>
      <text:p text:style-name="P50"><text:span text:style-name="T76">6.1 Code de server.js</text:span></text:p>
      <text:p text:style-name="P51"><text:span text:style-name="T77"><text:s/></text:span></text:p>
      <text:p text:style-name="P52"><text:span text:style-name="T78">const express = require('express');</text:span></text:p>
      <text:p text:style-name="P52"><text:span text:style-name="T78">const connectDB = require('./config/db');</text:span></text:p>
      <text:p text:style-name="P52"><text:span text:style-name="T79"/></text:p>
      <text:p text:style-name="P52"><text:span text:style-name="T80">const clientRoutes = require('./routes/clientRoutes');</text:span></text:p>
      <text:p text:style-name="P52"><text:span text:style-name="T80">const produitRoutes = require('./routes/produitRoutes');</text:span></text:p>
      <text:p text:style-name="P52"><text:span text:style-name="T80">const commandeRoutes = require('./routes/commandeRoutes');</text:span></text:p>
      <text:p text:style-name="P52"><text:span text:style-name="T81"/></text:p>
      <text:p text:style-name="P52"><text:span text:style-name="T82">const app = express();</text:span></text:p>
      <text:p text:style-name="P52"><text:span text:style-name="T82">app.use(express.json());</text:span></text:p>
      <text:p text:style-name="P52"><text:span text:style-name="T83"/></text:p>
      <text:p text:style-name="P52"><text:span text:style-name="T84">// Logger middleware</text:span></text:p>
      <text:p text:style-name="P52"><text:span text:style-name="T84">app.use((req, res, next) =&gt; {</text:span></text:p>
      <text:p text:style-name="P52"><text:span text:style-name="T84"><text:s text:c="2"/>console.log(`${req.method} ${req.originalUrl}`);</text:span></text:p>
      <text:p text:style-name="P52"><text:span text:style-name="T84"><text:s text:c="2"/>next();</text:span></text:p>
      <text:p text:style-name="P52"><text:span text:style-name="T84">});</text:span></text:p>
      <text:p text:style-name="P52"><text:span text:style-name="T85"/></text:p>
      <text:p text:style-name="P52"><text:span text:style-name="T86">// Routes</text:span></text:p>
      <text:p text:style-name="P52"><text:span text:style-name="T86">app.use('/api/clients', clientRoutes);</text:span></text:p>
      <text:p text:style-name="P52"><text:span text:style-name="T86">app.use('/api/produits', produitRoutes);</text:span></text:p>
      <text:p text:style-name="P52"><text:span text:style-name="T86">app.use('/api/commandes', commandeRoutes);</text:span></text:p>
      <text:p text:style-name="P52"><text:span text:style-name="T87"/></text:p>
      <text:p text:style-name="P52"><text:span text:style-name="T88">// Health check</text:span></text:p>
      <text:p text:style-name="P52"><text:span text:style-name="T88">app.get('/', (req, res) =&gt; {</text:span></text:p>
      <text:p text:style-name="P52"><text:span text:style-name="T88"><text:s text:c="2"/>res.status(200).json({</text:span></text:p>
      <text:p text:style-name="P52"><text:span text:style-name="T88"><text:s text:c="4"/>success: true,</text:span></text:p>
      <text:p text:style-name="P52"><text:span text:style-name="T88"><text:s text:c="4"/>message: 'Mini Commercial REST API',</text:span></text:p>
      <text:p text:style-name="P52"><text:span text:style-name="T88"><text:s text:c="4"/>version: '1.0.0',</text:span></text:p>
      <text:p text:style-name="P52"><text:span text:style-name="T88"><text:s text:c="4"/>endpoints: {</text:span></text:p>
      <text:p text:style-name="P52"><text:span text:style-name="T88"><text:s text:c="6"/>clients: '/api/clients',</text:span></text:p>
      <text:p text:style-name="P52"><text:span text:style-name="T88"><text:s text:c="6"/>produits: '/api/produits',</text:span></text:p>
      <text:p text:style-name="P52"><text:span text:style-name="T88"><text:s text:c="6"/>commandes: '/api/commandes'</text:span></text:p>
      <text:p text:style-name="P52"><text:span text:style-name="T88"><text:s text:c="4"/>}</text:span></text:p>
      <text:p text:style-name="P52"><text:span text:style-name="T88"><text:s text:c="2"/>});</text:span></text:p>
      <text:p text:style-name="P52"><text:span text:style-name="T88">});</text:span></text:p>
      <text:p text:style-name="P52"><text:span text:style-name="T89"/></text:p>
      <text:p text:style-name="P52"><text:span text:style-name="T90">// 404 handler</text:span></text:p>
      <text:p text:style-name="P52"><text:span text:style-name="T90">app.use((req, res) =&gt; {</text:span></text:p>
      <text:p text:style-name="P52"><text:span text:style-name="T90"><text:s text:c="2"/>res.status(404).json({</text:span></text:p>
      <text:p text:style-name="P52"><text:span text:style-name="T90"><text:s text:c="4"/>success: false,</text:span></text:p>
      <text:p text:style-name="P52"><text:span text:style-name="T90"><text:s text:c="4"/>message: `Route non trouvée: ${req.originalUrl}`</text:span></text:p>
      <text:p text:style-name="P52"><text:span text:style-name="T90"><text:s text:c="2"/>});</text:span></text:p>
      <text:p text:style-name="P52"><text:span text:style-name="T90">});</text:span></text:p>
      <text:p text:style-name="P52"><text:span text:style-name="T91"/></text:p>
      <text:p text:style-name="P52"><text:span text:style-name="T92">const PORT = process.env.PORT || 3000;</text:span></text:p>
      <text:p text:style-name="P52"><text:span text:style-name="T92">const startServer = async () =&gt; {</text:span></text:p>
      <text:p text:style-name="P52"><text:span text:style-name="T92"><text:s text:c="2"/>await connectDB();</text:span></text:p>
      <text:p text:style-name="P52"><text:span text:style-name="T92"><text:s text:c="2"/>app.listen(PORT, () =&gt; {</text:span></text:p>
      <text:p text:style-name="P52"><text:span text:style-name="T92"><text:s text:c="4"/>console.log(`Serveur:<text:s/></text:span><text:a xlink:href="http://localhost:${PORT}`/"><text:span text:style-name="T94">http://localhost:${PORT}`</text:span></text:a><text:span text:style-name="T95">);</text:span></text:p>
      <text:p text:style-name="P52"><text:span text:style-name="T95"><text:s text:c="2"/>});</text:span></text:p>
      <text:p text:style-name="P52"><text:span text:style-name="T95">};</text:span></text:p>
      <text:p text:style-name="P52"><text:span text:style-name="T95">startServer();</text:span></text:p>
      <text:p text:style-name="P53"><text:span text:style-name="T96"><text:s/></text:span></text:p>
      <text:p text:style-name="P54"><text:span text:style-name="T97">7. Module Clients - Modèle, Contrôleur et Routes</text:span></text:p>
      <text:p text:style-name="P55"><text:span text:style-name="T98">7.1 Modèle Client (models/Client.js)</text:span></text:p>
      <text:p text:style-name="P56"><text:span text:style-name="T99">Le modèle Client définit la structure des documents stockés dans la collection MongoDB « clients ». Le schéma Mongoose spécifie quatre champs obligatoires : nomComplet (String avec trim automatique), email (String unique avec validation de format par regex et conversion automatique en minuscules), telephone (String avec trim), et ville (String avec trim). L’option timestamps: true ajoute automatiquement les champs createdAt et updatedAt à chaque document, ce qui permet de suivre la date de création et de dernière modification sans code supplémentaire.</text:span></text:p>
      <text:p text:style-name="P56"><text:span text:style-name="T99">La contrainte unique sur le champ email empêche l’enregistrement de deux clients avec la même adresse email. En cas de tentative de duplication, MongoDB renvoie une erreur avec le code 11000, qui est interceptée dans le contrôleur pour renvoyer un message d’erreur clair au client (code 400 Bad Request). La validation regex sur le champ email vérifie que l’adresse suit un format standard (contient un @ et un domaine). Chaque champ possède un message d’erreur personnalisé en français pour améliorer l’expérience de développement.</text:span></text:p>
      <text:p text:style-name="P57"><text:span text:style-name="T100"><text:s/></text:span></text:p>
      <text:p text:style-name="P58"><text:span text:style-name="T101">const mongoose = require('mongoose');</text:span></text:p>
      <text:p text:style-name="P58"><text:span text:style-name="T102"/></text:p>
      <text:p text:style-name="P58"><text:span text:style-name="T103">const clientSchema = new mongoose.Schema({</text:span></text:p>
      <text:p text:style-name="P58"><text:span text:style-name="T103"><text:s text:c="2"/>nomComplet: {</text:span></text:p>
      <text:p text:style-name="P58"><text:span text:style-name="T103"><text:s text:c="4"/>type: String,</text:span></text:p>
      <text:p text:style-name="P58"><text:span text:style-name="T103"><text:s text:c="4"/>required: [true, 'Le nom complet est obligatoire'],</text:span></text:p>
      <text:p text:style-name="P58"><text:span text:style-name="T103"><text:s text:c="4"/>trim: true</text:span></text:p>
      <text:p text:style-name="P58"><text:span text:style-name="T103"><text:s text:c="2"/>},</text:span></text:p>
      <text:p text:style-name="P58"><text:span text:style-name="T103"><text:s text:c="2"/>email: {</text:span></text:p>
      <text:p text:style-name="P58"><text:span text:style-name="T103"><text:s text:c="4"/>type: String,</text:span></text:p>
      <text:p text:style-name="P58"><text:span text:style-name="T103"><text:s text:c="4"/>required: [true, "L'email est obligatoire"],</text:span></text:p>
      <text:p text:style-name="P58"><text:span text:style-name="T103"><text:s text:c="4"/>unique: true,</text:span></text:p>
      <text:p text:style-name="P58"><text:span text:style-name="T103"><text:s text:c="4"/>lowercase: true,</text:span></text:p>
      <text:p text:style-name="P58"><text:span text:style-name="T103"><text:s text:c="4"/>trim: true,</text:span></text:p>
      <text:p text:style-name="P58"><text:span text:style-name="T103"><text:s text:c="4"/>match: [/^\S+@\S+\.\S+$/, 'Email invalide']</text:span></text:p>
      <text:p text:style-name="P58"><text:span text:style-name="T103"><text:s text:c="2"/>},</text:span></text:p>
      <text:p text:style-name="P58"><text:span text:style-name="T103"><text:s text:c="2"/>telephone: {</text:span></text:p>
      <text:p text:style-name="P58"><text:span text:style-name="T103"><text:s text:c="4"/>type: String,</text:span></text:p>
      <text:p text:style-name="P58"><text:span text:style-name="T103"><text:s text:c="4"/>required: [true, 'Le téléphone est obligatoire'],</text:span></text:p>
      <text:p text:style-name="P58"><text:span text:style-name="T103"><text:s text:c="4"/>trim: true</text:span></text:p>
      <text:p text:style-name="P58"><text:span text:style-name="T103"><text:s text:c="2"/>},</text:span></text:p>
      <text:p text:style-name="P58"><text:span text:style-name="T103"><text:s text:c="2"/>ville: {</text:span></text:p>
      <text:p text:style-name="P58"><text:span text:style-name="T103"><text:s text:c="4"/>type: String,</text:span></text:p>
      <text:p text:style-name="P58"><text:span text:style-name="T103"><text:s text:c="4"/>required: [true, 'La ville est obligatoire'],</text:span></text:p>
      <text:p text:style-name="P58"><text:span text:style-name="T103"><text:s text:c="4"/>trim: true</text:span></text:p>
      <text:p text:style-name="P58"><text:span text:style-name="T103"><text:s text:c="2"/>}</text:span></text:p>
      <text:p text:style-name="P58"><text:span text:style-name="T103">}, { timestamps: true });</text:span></text:p>
      <text:p text:style-name="P58"><text:span text:style-name="T104"/></text:p>
      <text:p text:style-name="P58"><text:span text:style-name="T105">module.exports = mongoose.model('Client', clientSchema, 'clients');</text:span></text:p>
      <text:p text:style-name="P59"><text:span text:style-name="T106"><text:s/></text:span></text:p>
      <text:p text:style-name="P60"><text:span text:style-name="T107">7.2 Contrôleur Client (controllers/clientController.js)</text:span></text:p>
      <text:p text:style-name="P61"><text:span text:style-name="T108">Le contrôleur Client implémente les cinq opérations CRUD fondamentales. La fonction create gère la création d’un nouveau client en instanciant un modèle Client avec les données reçues dans le corps de la requête, puis en le sauvegardant dans MongoDB. En cas de succès, elle renvoie le document créé avec le code HTTP 201 (Created). Si l’email est déjà utilisé (erreur 11000), elle renvoie un code 400 avec un message explicite. Les erreurs de validation Mongoose sont également interceptées et renvoyées avec un code 400.</text:span></text:p>
      <text:p text:style-name="P61"><text:span text:style-name="T108">La fonction getAll récupère tous les clients triés par date de création décroissante et renvoie un tableau avec le nombre total de résultats. La fonction getById recherche un client spécifique par son identifiant MongoDB et renvoie une erreur 404 si le client n’existe pas, ou une erreur 400 si l’identifiant fourni n’est pas un ObjectId valide. La fonction update met à jour uniquement les champs fournis dans la requête (mise à jour partielle) en utilisant findByIdAndUpdate avec l’option new: true pour renvoyer le document modifié et runValidators: true pour appliquer les validations du schéma. Enfin, la fonction delete supprime le client par son identifiant et renvoie le document supprimé.</text:span></text:p>
      <text:p text:style-name="P62"><text:span text:style-name="T109">7.3 Tests CRUD du Module Clients (Postman)</text:span></text:p>
      <text:p text:style-name="P63"><text:span text:style-name="T110">7.3.1 POST - Créer un client</text:span></text:p>
      <text:p text:style-name="P64"><text:span text:style-name="T111">La requête POST vers /api/clients permet de créer un nouveau client. Le corps de la requête doit contenir les quatre champs obligatoires au format JSON. Le serveur valide les données reçues, vérifie que l’email n’est pas déjà utilisé, crée le document dans MongoDB et renvoie le client créé avec son identifiant auto-généré et les timestamps. Le code HTTP renvoyé est 201 Created pour indiquer que la ressource a été crée avec succès.</text:span></text:p>
      <text:p text:style-name="P65"><draw:frame text:anchor-type="as-char" svg:width="134.67mm" svg:height="63.50mm" style:rel-width="scale" style:rel-height="scale"><draw:object-ole xlink:href="OleObj4"/><draw:image xlink:href="ObjectReplacements/OleObj4"/></draw:frame><text:span text:style-name="T112"/></text:p>
      <text:p text:style-name="P66"><text:span text:style-name="T113">Figure 3 : POST /api/clients - Création d'un client avec succès (201)</text:span></text:p>
      <text:p text:style-name="P67"><text:span text:style-name="T114">7.3.2 GET - Récupérer tous les clients</text:span></text:p>
      <text:p text:style-name="P68"><text:span text:style-name="T115">La requête GET vers /api/clients retourne la liste complète de tous les clients enregistrés dans la base de données, triés par date de création décroissante. La réponse inclut le nombre total de clients (champ count) et le tableau des données (champ data). Cette route ne nécessite aucun paramètre ni corps de requête.</text:span></text:p>
      <text:p text:style-name="P69"><draw:frame text:anchor-type="as-char" svg:width="134.67mm" svg:height="63.50mm" style:rel-width="scale" style:rel-height="scale"><draw:object-ole xlink:href="OleObj5"/><draw:image xlink:href="ObjectReplacements/OleObj5"/></draw:frame><text:span text:style-name="T116"/></text:p>
      <text:p text:style-name="P70"><text:span text:style-name="T117">Figure 4 : GET /api/clients - Liste de tous les clients (200)</text:span></text:p>
      <text:p text:style-name="P71"><text:span text:style-name="T118">7.3.3 GET - Récupérer un client par ID</text:span></text:p>
      <text:p text:style-name="P72"><text:span text:style-name="T119">La requête GET vers /api/clients/:id permet de récupérer un client spécifique en passant son identifiant MongoDB dans l’URL. Si le client existe, le serveur renvoie ses données complètes avec un code 200. Si l’identifiant n’est pas un ObjectId MongoDB valide, le code 400 est renvoyé. Si aucun client ne correspond à l’identifiant fourni, le code 404 Not Found est renvoyé avec un message explicatif.</text:span></text:p>
      <text:p text:style-name="P73"><draw:frame text:anchor-type="as-char" svg:width="134.67mm" svg:height="63.50mm" style:rel-width="scale" style:rel-height="scale"><draw:object-ole xlink:href="OleObj6"/><draw:image xlink:href="ObjectReplacements/OleObj6"/></draw:frame><text:span text:style-name="T120"/></text:p>
      <text:p text:style-name="P74"><text:span text:style-name="T121">Figure 5 : GET /api/clients/:id - Récupération d'un client spécifique (200)</text:span></text:p>
      <text:p text:style-name="P75"><text:span text:style-name="T122">7.3.4 PUT - Modifier un client</text:span></text:p>
      <text:p text:style-name="P76"><text:span text:style-name="T123">La requête PUT vers /api/clients/:id permet de modifier un client existant. Seuls les champs fournis dans le corps de la requête sont mis à jour (mise à jour partielle). Le serveur applique les validations du schéma Mongoose avant de procéder à la modification. Si l’email est modifié et qu’il est déjà utilisé par un autre client, l’erreur de duplication est interceptée et un message clair est renvoyé avec le code 400.</text:span></text:p>
      <text:p text:style-name="P77"><draw:frame text:anchor-type="as-char" svg:width="134.67mm" svg:height="63.50mm" style:rel-width="scale" style:rel-height="scale"><draw:object-ole xlink:href="OleObj7"/><draw:image xlink:href="ObjectReplacements/OleObj7"/></draw:frame><text:span text:style-name="T124"/></text:p>
      <text:p text:style-name="P78"><text:span text:style-name="T125">Figure 6 : PUT /api/clients/:id - Modification de la ville et du téléphone (200)</text:span></text:p>
      <text:p text:style-name="P79"><text:span text:style-name="T126">7.3.5 DELETE - Supprimer un client</text:span></text:p>
      <text:p text:style-name="P80"><text:span text:style-name="T127">La requête DELETE vers /api/clients/:id supprime définitivement un client de la base de données. Le serveur renvoie les données du client supprimé dans la réponse, ce qui permet de vérifier quelle ressource a été effacée. Si le client n’existe pas, un code 404 est renvoyé. Si l’identifiant est invalide, un code 400 est renvoyé.</text:span></text:p>
      <text:p text:style-name="P81"><draw:frame text:anchor-type="as-char" svg:width="134.67mm" svg:height="63.50mm" style:rel-width="scale" style:rel-height="scale"><draw:object-ole xlink:href="OleObj8"/><draw:image xlink:href="ObjectReplacements/OleObj8"/></draw:frame><text:span text:style-name="T128"/></text:p>
      <text:p text:style-name="P82"><text:span text:style-name="T129">Figure 7 : DELETE /api/clients/:id - Suppression d'un client (200)</text:span></text:p>
      <text:p text:style-name="P83"><text:span text:style-name="T130">8. Module Produits - Modèle, Contrôleur et Routes</text:span></text:p>
      <text:p text:style-name="P84"><text:span text:style-name="T131">8.1 Modèle Produit (models/Produit.js)</text:span></text:p>
      <text:p text:style-name="P85"><text:span text:style-name="T132">Le modèle Produit définit la structure des documents stockés dans la collection « produits ». Le schéma comprend quatre champs : nomProduit (String obligatoire avec trim), categorie (String obligatoire avec trim pour classifier le produit), prix (Number obligatoire avec minimum 0 pour empêcher les prix négatifs), et quantiteStock (Number obligatoire avec minimum 0 pour empêcher les quantités négatives). Comme pour le modèle Client, l’option timestamps: true ajoute automatiquement les champs createdAt et updatedAt.</text:span></text:p>
      <text:p text:style-name="P86"><text:span text:style-name="T133"><text:s/></text:span></text:p>
      <text:p text:style-name="P87"><text:span text:style-name="T134">const mongoose = require('mongoose');</text:span></text:p>
      <text:p text:style-name="P87"><text:span text:style-name="T135"/></text:p>
      <text:p text:style-name="P87"><text:span text:style-name="T136">const produitSchema = new mongoose.Schema({</text:span></text:p>
      <text:p text:style-name="P87"><text:span text:style-name="T136"><text:s text:c="2"/>nomProduit: {</text:span></text:p>
      <text:p text:style-name="P87"><text:span text:style-name="T136"><text:s text:c="4"/>type: String,</text:span></text:p>
      <text:p text:style-name="P87"><text:span text:style-name="T136"><text:s text:c="4"/>required: [true, 'Le nom du produit est obligatoire'],</text:span></text:p>
      <text:p text:style-name="P87"><text:span text:style-name="T136"><text:s text:c="4"/>trim: true</text:span></text:p>
      <text:p text:style-name="P87"><text:span text:style-name="T136"><text:s text:c="2"/>},</text:span></text:p>
      <text:p text:style-name="P87"><text:span text:style-name="T136"><text:s text:c="2"/>categorie: {</text:span></text:p>
      <text:p text:style-name="P87"><text:span text:style-name="T136"><text:s text:c="4"/>type: String,</text:span></text:p>
      <text:p text:style-name="P87"><text:span text:style-name="T136"><text:s text:c="4"/>required: [true, 'La catégorie est obligatoire'],</text:span></text:p>
      <text:p text:style-name="P87"><text:span text:style-name="T136"><text:s text:c="4"/>trim: true</text:span></text:p>
      <text:p text:style-name="P87"><text:span text:style-name="T136"><text:s text:c="2"/>},</text:span></text:p>
      <text:p text:style-name="P87"><text:span text:style-name="T136"><text:s text:c="2"/>prix: {</text:span></text:p>
      <text:p text:style-name="P87"><text:span text:style-name="T136"><text:s text:c="4"/>type: Number,</text:span></text:p>
      <text:p text:style-name="P87"><text:span text:style-name="T136"><text:s text:c="4"/>required: [true, 'Le prix est obligatoire'],</text:span></text:p>
      <text:p text:style-name="P87"><text:span text:style-name="T136"><text:s text:c="4"/>min: [0, 'Le prix ne peut pas être négatif']</text:span></text:p>
      <text:p text:style-name="P87"><text:span text:style-name="T136"><text:s text:c="2"/>},</text:span></text:p>
      <text:p text:style-name="P87"><text:span text:style-name="T136"><text:s text:c="2"/>quantiteStock: {</text:span></text:p>
      <text:p text:style-name="P87"><text:span text:style-name="T136"><text:s text:c="4"/>type: Number,</text:span></text:p>
      <text:p text:style-name="P87"><text:span text:style-name="T136"><text:s text:c="4"/>required: [true, 'La quantité en stock est obligatoire'],</text:span></text:p>
      <text:p text:style-name="P87"><text:span text:style-name="T136"><text:s text:c="4"/>min: [0, 'La quantité ne peut pas être négative']</text:span></text:p>
      <text:p text:style-name="P87"><text:span text:style-name="T136"><text:s text:c="2"/>}</text:span></text:p>
      <text:p text:style-name="P87"><text:span text:style-name="T136">}, { timestamps: true });</text:span></text:p>
      <text:p text:style-name="P87"><text:span text:style-name="T137"/></text:p>
      <text:p text:style-name="P87"><text:span text:style-name="T138">module.exports = mongoose.model('Produit', produitSchema, 'produits');</text:span></text:p>
      <text:p text:style-name="P88"><text:span text:style-name="T139"><text:s/></text:span></text:p>
      <text:p text:style-name="P89"><text:span text:style-name="T140">8.2 Tests CRUD du Module Produits (Postman)</text:span></text:p>
      <text:p text:style-name="P90"><text:span text:style-name="T141">8.2.1 POST - Créer un produit</text:span></text:p>
      <text:p text:style-name="P91"><text:span text:style-name="T142">La requête POST vers /api/produits permet d’ajouter un nouveau produit au catalogue. Le corps de la requête doit contenir le nom du produit, sa catégorie, son prix unitaire et la quantité initiale en stock. Mongoose valide automatiquement que le prix et la quantité ne sont pas négatifs grâce aux contraintes min définies dans le schéma. Le serveur renvoie le produit créé avec son identifiant et les timestamps.</text:span></text:p>
      <text:p text:style-name="P92"><draw:frame text:anchor-type="as-char" svg:width="134.67mm" svg:height="63.50mm" style:rel-width="scale" style:rel-height="scale"><draw:object-ole xlink:href="OleObj9"/><draw:image xlink:href="ObjectReplacements/OleObj9"/></draw:frame><text:span text:style-name="T143"/></text:p>
      <text:p text:style-name="P93"><text:span text:style-name="T144">Figure 8 : POST /api/produits - Création d'un produit (201)</text:span></text:p>
      <text:p text:style-name="P94"><text:span text:style-name="T145">8.2.2 GET - Récupérer tous les produits</text:span></text:p>
      <text:p text:style-name="P95"><text:span text:style-name="T146">La requête GET vers /api/produits retourne la liste de tous les produits avec un système de filtrage optionnel via paramètres de requête URL. Il est possible de filtrer par catégorie (?categorie=Electronique), par prix minimum (?minPrix=100), et par prix maximum (?maxPrix=5000). Ces filtres peuvent être combinés librement. La réponse inclut le nombre de produits correspondant aux critères et le tableau des résultats triés par date de création décroissante.</text:span></text:p>
      <text:p text:style-name="P96"><draw:frame text:anchor-type="as-char" svg:width="134.67mm" svg:height="63.50mm" style:rel-width="scale" style:rel-height="scale"><draw:object-ole xlink:href="OleObj10"/><draw:image xlink:href="ObjectReplacements/OleObj10"/></draw:frame><text:span text:style-name="T147"/></text:p>
      <text:p text:style-name="P97"><text:span text:style-name="T148">Figure 9 : GET /api/produits - Liste des produits avec filtrage (200)</text:span></text:p>
      <text:p text:style-name="P98"><text:span text:style-name="T149">8.2.3 GET - Récupérer un produit par ID</text:span></text:p>
      <text:p text:style-name="P99"><text:span text:style-name="T150">La requête GET vers /api/produits/:id permet de récupérer les détails complets d’un produit spécifique. Si le produit est trouvé, ses données sont renvoyées avec le code 200. Sinon, une erreur 404 ou 400 est renvoyée selon qu’il s’agit d’un identifiant inexistant ou d’un format d’identifiant invalide.</text:span></text:p>
      <text:p text:style-name="P100"><draw:frame text:anchor-type="as-char" svg:width="134.67mm" svg:height="63.50mm" style:rel-width="scale" style:rel-height="scale"><draw:object-ole xlink:href="OleObj11"/><draw:image xlink:href="ObjectReplacements/OleObj11"/></draw:frame><text:span text:style-name="T151"/></text:p>
      <text:p text:style-name="P101"><text:span text:style-name="T152">Figure 10 : GET /api/produits/:id - Détails d'un produit (200)</text:span></text:p>
      <text:p text:style-name="P102"><text:span text:style-name="T153">8.2.4 PUT - Modifier un produit</text:span></text:p>
      <text:p text:style-name="P103"><text:span text:style-name="T154">La requête PUT vers /api/produits/:id permet de modifier les informations d’un produit existant. Seuls les champs fournis dans la requête sont mis à jour. Les validations du schéma sont appliquées lors de la modification, ce qui garantit que le prix et la quantité restent positifs même après une mise à jour. Le document mis à jour est renvoyé dans la réponse.</text:span></text:p>
      <text:p text:style-name="P104"><draw:frame text:anchor-type="as-char" svg:width="134.67mm" svg:height="63.50mm" style:rel-width="scale" style:rel-height="scale"><draw:object-ole xlink:href="OleObj12"/><draw:image xlink:href="ObjectReplacements/OleObj12"/></draw:frame><text:span text:style-name="T155"/></text:p>
      <text:p text:style-name="P105"><text:span text:style-name="T156">Figure 11 : PUT /api/produits/:id - Mise à jour du prix et du stock (200)</text:span></text:p>
      <text:p text:style-name="P106"><text:span text:style-name="T157">8.2.5 DELETE - Supprimer un produit</text:span></text:p>
      <text:p text:style-name="P107"><text:span text:style-name="T158">La requête DELETE vers /api/produits/:id supprime un produit de la base de données. Le document supprimé est renvoyé dans la réponse pour confirmation. Notez que la suppression d’un produit qui est référencé dans des commandes existantes ne supprime pas ces commandes, mais les références au produit supprimé deviennent orphelines. Dans une application de production, il serait préférable d’implémenter un soft delete (suppression logique) pour conserver l’intégrité des données historiques.</text:span></text:p>
      <text:p text:style-name="P108"><draw:frame text:anchor-type="as-char" svg:width="134.67mm" svg:height="63.50mm" style:rel-width="scale" style:rel-height="scale"><draw:object-ole xlink:href="OleObj13"/><draw:image xlink:href="ObjectReplacements/OleObj13"/></draw:frame><text:span text:style-name="T159"/></text:p>
      <text:p text:style-name="P109"><text:span text:style-name="T160">Figure 12 : DELETE /api/produits/:id - Suppression d'un produit (200)</text:span></text:p>
      <text:p text:style-name="P110"><text:span text:style-name="T161">9. Module Commandes - Modèle, Contrôleur et Routes</text:span></text:p>
      <text:p text:style-name="P111"><text:span text:style-name="T162">9.1 Modèle Commande (models/Commande.js)</text:span></text:p>
      <text:p text:style-name="P112"><text:span text:style-name="T163">Le modèle Commande est le plus complexe des trois modules. Il définit la structure des documents stockés dans la collection « commandes ». Le schéma comprend : dateCommande (Date avec valeur par défaut Date.now), client (référence ObjectId vers le modèle Client), produits (tableau de sous-documents chacun contenant une référence vers un Produit et une quantité), et montantTotal (Number représentant le coût total de la commande).</text:span></text:p>
      <text:p text:style-name="P112"><text:span text:style-name="T163">Le sous-schéma produitCommandeSchema définit la structure de chaque produit commandé avec l’option _id: false pour éviter la création d’identifiants superflus pour les sous-documents. Le champ montantTotal est calculé automatiquement dans le contrôleur lors de la création et de la modification d’une commande, en multipliant le prix unitaire de chaque produit par la quantité commandée. Le modèle utilise également populate() dans le contrôleur pour afficher les détails complets du client et des produits au lieu de simples identifiants.</text:span></text:p>
      <text:p text:style-name="P113"><text:span text:style-name="T164"><text:s/></text:span></text:p>
      <text:p text:style-name="P114"><text:span text:style-name="T165">const mongoose = require('mongoose');</text:span></text:p>
      <text:p text:style-name="P114"><text:span text:style-name="T166"/></text:p>
      <text:p text:style-name="P114"><text:span text:style-name="T167">const produitCommandeSchema = new mongoose.Schema({</text:span></text:p>
      <text:p text:style-name="P114"><text:span text:style-name="T167"><text:s text:c="2"/>produit: {</text:span></text:p>
      <text:p text:style-name="P114"><text:span text:style-name="T167"><text:s text:c="4"/>type: mongoose.Schema.Types.ObjectId,</text:span></text:p>
      <text:p text:style-name="P114"><text:span text:style-name="T167"><text:s text:c="4"/>ref: 'Produit',</text:span></text:p>
      <text:p text:style-name="P114"><text:span text:style-name="T167"><text:s text:c="4"/>required: true</text:span></text:p>
      <text:p text:style-name="P114"><text:span text:style-name="T167"><text:s text:c="2"/>},</text:span></text:p>
      <text:p text:style-name="P114"><text:span text:style-name="T167"><text:s text:c="2"/>quantite: {</text:span></text:p>
      <text:p text:style-name="P114"><text:span text:style-name="T167"><text:s text:c="4"/>type: Number,</text:span></text:p>
      <text:p text:style-name="P114"><text:span text:style-name="T167"><text:s text:c="4"/>required: true,</text:span></text:p>
      <text:p text:style-name="P114"><text:span text:style-name="T167"><text:s text:c="4"/>min: [1, 'Quantité minimum: 1']</text:span></text:p>
      <text:p text:style-name="P114"><text:span text:style-name="T167"><text:s text:c="2"/>}</text:span></text:p>
      <text:p text:style-name="P114"><text:span text:style-name="T167">}, { _id: false });</text:span></text:p>
      <text:p text:style-name="P114"><text:span text:style-name="T168"/></text:p>
      <text:p text:style-name="P114"><text:span text:style-name="T169">const commandeSchema = new mongoose.Schema({</text:span></text:p>
      <text:p text:style-name="P114"><text:span text:style-name="T169"><text:s text:c="2"/>dateCommande: { type: Date, default: Date.now },</text:span></text:p>
      <text:p text:style-name="P114"><text:span text:style-name="T169"><text:s text:c="2"/>client: {</text:span></text:p>
      <text:p text:style-name="P114"><text:span text:style-name="T169"><text:s text:c="4"/>type: mongoose.Schema.Types.ObjectId,</text:span></text:p>
      <text:p text:style-name="P114"><text:span text:style-name="T169"><text:s text:c="4"/>ref: 'Client',</text:span></text:p>
      <text:p text:style-name="P114"><text:span text:style-name="T169"><text:s text:c="4"/>required: true</text:span></text:p>
      <text:p text:style-name="P114"><text:span text:style-name="T169"><text:s text:c="2"/>},</text:span></text:p>
      <text:p text:style-name="P114"><text:span text:style-name="T169"><text:s text:c="2"/>produits: {</text:span></text:p>
      <text:p text:style-name="P114"><text:span text:style-name="T169"><text:s text:c="4"/>type: [produitCommandeSchema],</text:span></text:p>
      <text:p text:style-name="P114"><text:span text:style-name="T169"><text:s text:c="4"/>required: true,</text:span></text:p>
      <text:p text:style-name="P114"><text:span text:style-name="T169"><text:s text:c="4"/>validate: {</text:span></text:p>
      <text:p text:style-name="P114"><text:span text:style-name="T169"><text:s text:c="6"/>validator: (v) =&gt; v &amp;&amp; v.length &gt; 0,</text:span></text:p>
      <text:p text:style-name="P114"><text:span text:style-name="T169"><text:s text:c="6"/>message: 'Au moins un produit requis'</text:span></text:p>
      <text:p text:style-name="P114"><text:span text:style-name="T169"><text:s text:c="4"/>}</text:span></text:p>
      <text:p text:style-name="P114"><text:span text:style-name="T169"><text:s text:c="2"/>},</text:span></text:p>
      <text:p text:style-name="P114"><text:span text:style-name="T169"><text:s text:c="2"/>montantTotal: {</text:span></text:p>
      <text:p text:style-name="P114"><text:span text:style-name="T169"><text:s text:c="4"/>type: Number,</text:span></text:p>
      <text:p text:style-name="P114"><text:span text:style-name="T169"><text:s text:c="4"/>required: true,</text:span></text:p>
      <text:p text:style-name="P114"><text:span text:style-name="T169"><text:s text:c="4"/>min: [0, 'Le montant ne peut pas être négatif']</text:span></text:p>
      <text:p text:style-name="P114"><text:span text:style-name="T169"><text:s text:c="2"/>}</text:span></text:p>
      <text:p text:style-name="P114"><text:span text:style-name="T169">}, { timestamps: true });</text:span></text:p>
      <text:p text:style-name="P114"><text:span text:style-name="T170"/></text:p>
      <text:p text:style-name="P114"><text:span text:style-name="T171">module.exports = mongoose.model('Commande', commandeSchema, 'commandes');</text:span></text:p>
      <text:p text:style-name="P115"><text:span text:style-name="T172"><text:s/></text:span></text:p>
      <text:p text:style-name="P116"><text:span text:style-name="T173">9.2 Logique Métier du Contrôleur Commande</text:span></text:p>
      <text:p text:style-name="P117"><text:span text:style-name="T174">Le contrôleur Commande implémente une logique métier avancée par rapport aux modules Clients et Produits. Lors de la création d’une commande (create), le contrôleur effectue plusieurs étapes de validation et de traitement : premièrement, il vérifie que le client référencé existe dans la base de données. Deuxièmement, il valide que tous les produits référencés existent. Troisièmement, il vérifie que la quantité demandée de chaque produit est disponible en stock. Quatrièmement, il calcule automatiquement le montant total en sommant les sous-totaux (prix unitaire multiplié par quantité) de chaque produit.</text:span></text:p>
      <text:p text:style-name="P117"><text:span text:style-name="T174">Après la création de la commande, le contrôleur met à jour le stock de chaque produit en déduisant les quantités commandées via l’opérateur $inc de MongoDB. Lors de la modification d’une commande (update), le contrôleur restaure d’abord les quantités de stock de l’ancienne commande, puis valide et applique les nouvelles quantités. Lors de la suppression (delete), les quantités de stock sont automatiquement restaurées pour chaque produit de la commande supprimée. Cette gestion automatique du stock garantit la cohérence des données entre les commandes et l’inventaire des produits.</text:span></text:p>
      <text:p text:style-name="P118"><text:span text:style-name="T175">9.3 Tests CRUD du Module Commandes (Postman)</text:span></text:p>
      <text:p text:style-name="P119"><text:span text:style-name="T176">9.3.1 POST - Créer une commande</text:span></text:p>
      <text:p text:style-name="P120"><text:span text:style-name="T177">La requête POST vers /api/commandes crée une nouvelle commande en associant un client existant et une liste de produits avec leurs quantités respectives. Le montant total est calculé automatiquement par le serveur en fonction des prix unitaires des produits et des quantités commandées. Le serveur valide l’existence du client et des produits, vérifie la disponibilité du stock, crée la commande et déduit les quantités du stock. Le code HTTP 201 est renvoyé en cas de succès.</text:span></text:p>
      <text:p text:style-name="P121"><draw:frame text:anchor-type="as-char" svg:width="134.67mm" svg:height="71.17mm" style:rel-width="scale" style:rel-height="scale"><draw:object-ole xlink:href="OleObj14"/><draw:image xlink:href="ObjectReplacements/OleObj14"/></draw:frame><text:span text:style-name="T178"/></text:p>
      <text:p text:style-name="P122"><text:span text:style-name="T179">Figure 13 : POST /api/commandes - Création d'une commande (201)</text:span></text:p>
      <text:p text:style-name="P123"><text:span text:style-name="T180">9.3.2 GET - Récupérer toutes les commandes</text:span></text:p>
      <text:p text:style-name="P124"><text:span text:style-name="T181">La requête GET vers /api/commandes retourne la liste de toutes les commandes avec les détails complets du client et des produits grâce à la méthode populate() de Mongoose. Cette méthode remplace les identifiants ObjectId par les documents référencés, ce qui permet d’afficher le nom complet du client et les détails de chaque produit (nom, catégorie, prix) directement dans la réponse JSON sans requêtes supplémentaires.</text:span></text:p>
      <text:p text:style-name="P125"><draw:frame text:anchor-type="as-char" svg:width="134.67mm" svg:height="71.17mm" style:rel-width="scale" style:rel-height="scale"><draw:object-ole xlink:href="OleObj15"/><draw:image xlink:href="ObjectReplacements/OleObj15"/></draw:frame><text:span text:style-name="T182"/></text:p>
      <text:p text:style-name="P126"><text:span text:style-name="T183">Figure 14 : GET /api/commandes - Liste des commandes avec populate (200)</text:span></text:p>
      <text:p text:style-name="P127"><text:span text:style-name="T184">9.3.3 GET - Récupérer une commande par ID</text:span></text:p>
      <text:p text:style-name="P128"><text:span text:style-name="T185">La requête GET vers /api/commandes/:id retourne les détails complets d’une commande spécifique avec les informations du client et des produits peuplées. Cette vue détaillée est particulièrement utile pour afficher une fiche de commande complète incluant le nom du client, ses coordonnées, la liste des produits commandés avec leurs prix unitaires, et le montant total de la commande.</text:span></text:p>
      <text:p text:style-name="P129"><draw:frame text:anchor-type="as-char" svg:width="134.67mm" svg:height="71.17mm" style:rel-width="scale" style:rel-height="scale"><draw:object-ole xlink:href="OleObj16"/><draw:image xlink:href="ObjectReplacements/OleObj16"/></draw:frame><text:span text:style-name="T186"/></text:p>
      <text:p text:style-name="P130"><text:span text:style-name="T187">Figure 15 : GET /api/commandes/:id - Détails d'une commande (200)</text:span></text:p>
      <text:p text:style-name="P131"><text:span text:style-name="T188">9.3.4 PUT - Modifier une commande</text:span></text:p>
      <text:p text:style-name="P132"><text:span text:style-name="T189">La requête PUT vers /api/commandes/:id permet de modifier une commande existante. Le contrôleur gère automatiquement la mise à jour du stock : les quantités de l’ancienne commande sont restaurées, puis les nouvelles quantités sont validées et déduites du stock. Le montant total est recalculé en fonction des nouveaux produits et quantités. Cette approche garantit la cohérence entre les commandes et l’état du stock des produits.</text:span></text:p>
      <text:p text:style-name="P133"><draw:frame text:anchor-type="as-char" svg:width="134.67mm" svg:height="71.17mm" style:rel-width="scale" style:rel-height="scale"><draw:object-ole xlink:href="OleObj17"/><draw:image xlink:href="ObjectReplacements/OleObj17"/></draw:frame><text:span text:style-name="T190"/></text:p>
      <text:p text:style-name="P134"><text:span text:style-name="T191">Figure 16 : PUT /api/commandes/:id - Modification d'une commande (200)</text:span></text:p>
      <text:p text:style-name="P135"><text:span text:style-name="T192">9.3.5 DELETE - Supprimer une commande</text:span></text:p>
      <text:p text:style-name="P136"><text:span text:style-name="T193">La requête DELETE vers /api/commandes/:id supprime une commande et restaure automatiquement les quantités de stock pour chaque produit de la commande supprimée. Le message de confirmation indique explicitement que le stock a été restauré, ce qui informe l’utilisateur que cette opération a un effet de bord sur l’inventaire des produits.</text:span></text:p>
      <text:p text:style-name="P137"><draw:frame text:anchor-type="as-char" svg:width="134.67mm" svg:height="63.50mm" style:rel-width="scale" style:rel-height="scale"><draw:object-ole xlink:href="OleObj18"/><draw:image xlink:href="ObjectReplacements/OleObj18"/></draw:frame><text:span text:style-name="T194"/></text:p>
      <text:p text:style-name="P138"><text:span text:style-name="T195">Figure 17 : DELETE /api/commandes/:id - Suppression avec restauration du stock (200)</text:span></text:p>
      <text:p text:style-name="P139"><text:span text:style-name="T196">10. Routes Express Router</text:span></text:p>
      <text:p text:style-name="P140"><text:span text:style-name="T197">Chaque module dispose de son propre fichier de routes utilisant Express Router. Cette séparation permet de garder le fichier server.js propre et modulaire. Chaque routeur définit les cinq endpoints REST standard correspondant aux opérations CRUD : POST / pour la création, GET / pour la lecture de tous les éléments, GET /:id pour la lecture d’un élément spécifique, PUT /:id pour la mise à jour, et DELETE /:id pour la suppression. Les routeurs sont montés dans server.js sur les préfixes /api/clients, /api/produits et /api/commandes respectivement.</text:span></text:p>
      <text:p text:style-name="P141"><text:span text:style-name="T198">10.1 Exemple de routeur (routes/clientRoutes.js)</text:span></text:p>
      <text:p text:style-name="P142"><text:span text:style-name="T199"><text:s/></text:span></text:p>
      <text:p text:style-name="P143"><text:span text:style-name="T200">const express = require('express');</text:span></text:p>
      <text:p text:style-name="P143"><text:span text:style-name="T200">const router = express.Router();</text:span></text:p>
      <text:p text:style-name="P143"><text:span text:style-name="T200">const clientCtrl = require('../controllers/clientController');</text:span></text:p>
      <text:p text:style-name="P143"><text:span text:style-name="T201"/></text:p>
      <text:p text:style-name="P143"><text:span text:style-name="T202">router.post('/', clientCtrl.create);</text:span></text:p>
      <text:p text:style-name="P143"><text:span text:style-name="T202">router.get('/', clientCtrl.getAll);</text:span></text:p>
      <text:p text:style-name="P143"><text:span text:style-name="T202">router.get('/:id', clientCtrl.getById);</text:span></text:p>
      <text:p text:style-name="P143"><text:span text:style-name="T202">router.put('/:id', clientCtrl.update);</text:span></text:p>
      <text:p text:style-name="P143"><text:span text:style-name="T202">router.delete('/:id', clientCtrl.delete);</text:span></text:p>
      <text:p text:style-name="P143"><text:span text:style-name="T203"/></text:p>
      <text:p text:style-name="P143"><text:span text:style-name="T204">module.exports = router;</text:span></text:p>
      <text:p text:style-name="P144"><text:span text:style-name="T205"><text:s/></text:span></text:p>
      <text:p text:style-name="P145"><text:span text:style-name="T206">11. Récapitulatif des Endpoints API</text:span></text:p>
      <text:p text:style-name="P146"><text:span text:style-name="T207">Le tableau ci-dessous récapitule l’ensemble des endpoints de l’API REST avec leurs méthodes HTTP, les chemins d’accès, et les codes de réponse associés. Chaque endpoint respecte les conventions RESTful et utilise les codes HTTP appropriés pour indiquer le résultat de l’opération : 201 pour la création, 200 pour les opérations réussies, 400 pour les erreurs de validation, 404 pour les ressources introuvables, et 500 pour les erreurs serveur.</text:span></text:p>
      <table:table table:style-name="Table02">
        <table:table-column table:style-name="TableColumn0200"/>
        <table:table-column table:style-name="TableColumn0201"/>
        <table:table-column table:style-name="TableColumn0202"/>
        <table:table-column table:style-name="TableColumn0203"/>
        <table:table-row table:style-name="TableRow0200">
          <table:table-cell table:style-name="TableCell020000">
            <text:p text:style-name="P148"><text:span text:style-name="T209">Méthode</text:span><text:span text:style-name="T210"/></text:p>
          </table:table-cell>
          <table:table-cell table:style-name="TableCell020001">
            <text:p text:style-name="P148"><text:span text:style-name="T211">Endpoint</text:span><text:span text:style-name="T212"/></text:p>
          </table:table-cell>
          <table:table-cell table:style-name="TableCell020002">
            <text:p text:style-name="P148"><text:span text:style-name="T213">Description</text:span><text:span text:style-name="T214"/></text:p>
          </table:table-cell>
          <table:table-cell table:style-name="TableCell020003">
            <text:p text:style-name="P148"><text:span text:style-name="T215">Codes HTTP</text:span><text:span text:style-name="T216"/></text:p>
          </table:table-cell>
        </table:table-row>
        <table:table-row table:style-name="TableRow0201">
          <table:table-cell table:style-name="TableCell020100">
            <text:p text:style-name="P151"><text:span text:style-name="T217">POST</text:span><text:span text:style-name="T218"/></text:p>
          </table:table-cell>
          <table:table-cell table:style-name="TableCell020101">
            <text:p text:style-name="P152"><text:span text:style-name="T219">/api/clients</text:span><text:span text:style-name="T220"/></text:p>
          </table:table-cell>
          <table:table-cell table:style-name="TableCell020102">
            <text:p text:style-name="P152"><text:span text:style-name="T221">Créer un client</text:span><text:span text:style-name="T222"/></text:p>
          </table:table-cell>
          <table:table-cell table:style-name="TableCell020103">
            <text:p text:style-name="P152"><text:span text:style-name="T223">201 / 400 / 500</text:span><text:span text:style-name="T224"/></text:p>
          </table:table-cell>
        </table:table-row>
        <table:table-row table:style-name="TableRow0202">
          <table:table-cell table:style-name="TableCell020200">
            <text:p text:style-name="P154"><text:span text:style-name="T225">GET</text:span><text:span text:style-name="T226"/></text:p>
          </table:table-cell>
          <table:table-cell table:style-name="TableCell020201">
            <text:p text:style-name="P155"><text:span text:style-name="T227">/api/clients</text:span><text:span text:style-name="T228"/></text:p>
          </table:table-cell>
          <table:table-cell table:style-name="TableCell020202">
            <text:p text:style-name="P155"><text:span text:style-name="T229">Lister tous les clients</text:span><text:span text:style-name="T230"/></text:p>
          </table:table-cell>
          <table:table-cell table:style-name="TableCell020203">
            <text:p text:style-name="P155"><text:span text:style-name="T231">200 / 500</text:span><text:span text:style-name="T232"/></text:p>
          </table:table-cell>
        </table:table-row>
        <table:table-row table:style-name="TableRow0203">
          <table:table-cell table:style-name="TableCell020300">
            <text:p text:style-name="P157"><text:span text:style-name="T233">GET</text:span><text:span text:style-name="T234"/></text:p>
          </table:table-cell>
          <table:table-cell table:style-name="TableCell020301">
            <text:p text:style-name="P158"><text:span text:style-name="T235">/api/clients/:id</text:span><text:span text:style-name="T236"/></text:p>
          </table:table-cell>
          <table:table-cell table:style-name="TableCell020302">
            <text:p text:style-name="P158"><text:span text:style-name="T237">Récupérer un client</text:span><text:span text:style-name="T238"/></text:p>
          </table:table-cell>
          <table:table-cell table:style-name="TableCell020303">
            <text:p text:style-name="P158"><text:span text:style-name="T239">200 / 400 / 404</text:span><text:span text:style-name="T240"/></text:p>
          </table:table-cell>
        </table:table-row>
        <table:table-row table:style-name="TableRow0204">
          <table:table-cell table:style-name="TableCell020400">
            <text:p text:style-name="P160"><text:span text:style-name="T241">PUT</text:span><text:span text:style-name="T242"/></text:p>
          </table:table-cell>
          <table:table-cell table:style-name="TableCell020401">
            <text:p text:style-name="P161"><text:span text:style-name="T243">/api/clients/:id</text:span><text:span text:style-name="T244"/></text:p>
          </table:table-cell>
          <table:table-cell table:style-name="TableCell020402">
            <text:p text:style-name="P161"><text:span text:style-name="T245">Modifier un client</text:span><text:span text:style-name="T246"/></text:p>
          </table:table-cell>
          <table:table-cell table:style-name="TableCell020403">
            <text:p text:style-name="P161"><text:span text:style-name="T247">200 / 400 / 404</text:span><text:span text:style-name="T248"/></text:p>
          </table:table-cell>
        </table:table-row>
        <table:table-row table:style-name="TableRow0205">
          <table:table-cell table:style-name="TableCell020500">
            <text:p text:style-name="P163"><text:span text:style-name="T249">DELETE</text:span><text:span text:style-name="T250"/></text:p>
          </table:table-cell>
          <table:table-cell table:style-name="TableCell020501">
            <text:p text:style-name="P164"><text:span text:style-name="T251">/api/clients/:id</text:span><text:span text:style-name="T252"/></text:p>
          </table:table-cell>
          <table:table-cell table:style-name="TableCell020502">
            <text:p text:style-name="P164"><text:span text:style-name="T253">Supprimer un client</text:span><text:span text:style-name="T254"/></text:p>
          </table:table-cell>
          <table:table-cell table:style-name="TableCell020503">
            <text:p text:style-name="P164"><text:span text:style-name="T255">200 / 400 / 404</text:span><text:span text:style-name="T256"/></text:p>
          </table:table-cell>
        </table:table-row>
        <table:table-row table:style-name="TableRow0206">
          <table:table-cell table:style-name="TableCell020600">
            <text:p text:style-name="P166"><text:span text:style-name="T257">POST</text:span><text:span text:style-name="T258"/></text:p>
          </table:table-cell>
          <table:table-cell table:style-name="TableCell020601">
            <text:p text:style-name="P167"><text:span text:style-name="T259">/api/produits</text:span><text:span text:style-name="T260"/></text:p>
          </table:table-cell>
          <table:table-cell table:style-name="TableCell020602">
            <text:p text:style-name="P167"><text:span text:style-name="T261">Créer un produit</text:span><text:span text:style-name="T262"/></text:p>
          </table:table-cell>
          <table:table-cell table:style-name="TableCell020603">
            <text:p text:style-name="P167"><text:span text:style-name="T263">201 / 400 / 500</text:span><text:span text:style-name="T264"/></text:p>
          </table:table-cell>
        </table:table-row>
        <table:table-row table:style-name="TableRow0207">
          <table:table-cell table:style-name="TableCell020700">
            <text:p text:style-name="P169"><text:span text:style-name="T265">GET</text:span><text:span text:style-name="T266"/></text:p>
          </table:table-cell>
          <table:table-cell table:style-name="TableCell020701">
            <text:p text:style-name="P170"><text:span text:style-name="T267">/api/produits</text:span><text:span text:style-name="T268"/></text:p>
          </table:table-cell>
          <table:table-cell table:style-name="TableCell020702">
            <text:p text:style-name="P170"><text:span text:style-name="T269">Lister tous les produits</text:span><text:span text:style-name="T270"/></text:p>
          </table:table-cell>
          <table:table-cell table:style-name="TableCell020703">
            <text:p text:style-name="P170"><text:span text:style-name="T271">200 / 500</text:span><text:span text:style-name="T272"/></text:p>
          </table:table-cell>
        </table:table-row>
        <table:table-row table:style-name="TableRow0208">
          <table:table-cell table:style-name="TableCell020800">
            <text:p text:style-name="P172"><text:span text:style-name="T273">GET</text:span><text:span text:style-name="T274"/></text:p>
          </table:table-cell>
          <table:table-cell table:style-name="TableCell020801">
            <text:p text:style-name="P173"><text:span text:style-name="T275">/api/produits/:id</text:span><text:span text:style-name="T276"/></text:p>
          </table:table-cell>
          <table:table-cell table:style-name="TableCell020802">
            <text:p text:style-name="P173"><text:span text:style-name="T277">Récupérer un produit</text:span><text:span text:style-name="T278"/></text:p>
          </table:table-cell>
          <table:table-cell table:style-name="TableCell020803">
            <text:p text:style-name="P173"><text:span text:style-name="T279">200 / 400 / 404</text:span><text:span text:style-name="T280"/></text:p>
          </table:table-cell>
        </table:table-row>
        <table:table-row table:style-name="TableRow0209">
          <table:table-cell table:style-name="TableCell020900">
            <text:p text:style-name="P175"><text:span text:style-name="T281">PUT</text:span><text:span text:style-name="T282"/></text:p>
          </table:table-cell>
          <table:table-cell table:style-name="TableCell020901">
            <text:p text:style-name="P176"><text:span text:style-name="T283">/api/produits/:id</text:span><text:span text:style-name="T284"/></text:p>
          </table:table-cell>
          <table:table-cell table:style-name="TableCell020902">
            <text:p text:style-name="P176"><text:span text:style-name="T285">Modifier un produit</text:span><text:span text:style-name="T286"/></text:p>
          </table:table-cell>
          <table:table-cell table:style-name="TableCell020903">
            <text:p text:style-name="P176"><text:span text:style-name="T287">200 / 400 / 404</text:span><text:span text:style-name="T288"/></text:p>
          </table:table-cell>
        </table:table-row>
        <table:table-row table:style-name="TableRow0210">
          <table:table-cell table:style-name="TableCell021000">
            <text:p text:style-name="P178"><text:span text:style-name="T289">DELETE</text:span><text:span text:style-name="T290"/></text:p>
          </table:table-cell>
          <table:table-cell table:style-name="TableCell021001">
            <text:p text:style-name="P179"><text:span text:style-name="T291">/api/produits/:id</text:span><text:span text:style-name="T292"/></text:p>
          </table:table-cell>
          <table:table-cell table:style-name="TableCell021002">
            <text:p text:style-name="P179"><text:span text:style-name="T293">Supprimer un produit</text:span><text:span text:style-name="T294"/></text:p>
          </table:table-cell>
          <table:table-cell table:style-name="TableCell021003">
            <text:p text:style-name="P179"><text:span text:style-name="T295">200 / 400 / 404</text:span><text:span text:style-name="T296"/></text:p>
          </table:table-cell>
        </table:table-row>
        <table:table-row table:style-name="TableRow0211">
          <table:table-cell table:style-name="TableCell021100">
            <text:p text:style-name="P181"><text:span text:style-name="T297">POST</text:span><text:span text:style-name="T298"/></text:p>
          </table:table-cell>
          <table:table-cell table:style-name="TableCell021101">
            <text:p text:style-name="P182"><text:span text:style-name="T299">/api/commandes</text:span><text:span text:style-name="T300"/></text:p>
          </table:table-cell>
          <table:table-cell table:style-name="TableCell021102">
            <text:p text:style-name="P182"><text:span text:style-name="T301">Créer une commande</text:span><text:span text:style-name="T302"/></text:p>
          </table:table-cell>
          <table:table-cell table:style-name="TableCell021103">
            <text:p text:style-name="P182"><text:span text:style-name="T303">201 / 400 / 500</text:span><text:span text:style-name="T304"/></text:p>
          </table:table-cell>
        </table:table-row>
        <table:table-row table:style-name="TableRow0212">
          <table:table-cell table:style-name="TableCell021200">
            <text:p text:style-name="P184"><text:span text:style-name="T305">GET</text:span><text:span text:style-name="T306"/></text:p>
          </table:table-cell>
          <table:table-cell table:style-name="TableCell021201">
            <text:p text:style-name="P185"><text:span text:style-name="T307">/api/commandes</text:span><text:span text:style-name="T308"/></text:p>
          </table:table-cell>
          <table:table-cell table:style-name="TableCell021202">
            <text:p text:style-name="P185"><text:span text:style-name="T309">Lister les commandes</text:span><text:span text:style-name="T310"/></text:p>
          </table:table-cell>
          <table:table-cell table:style-name="TableCell021203">
            <text:p text:style-name="P185"><text:span text:style-name="T311">200 / 500</text:span><text:span text:style-name="T312"/></text:p>
          </table:table-cell>
        </table:table-row>
        <table:table-row table:style-name="TableRow0213">
          <table:table-cell table:style-name="TableCell021300">
            <text:p text:style-name="P187"><text:span text:style-name="T313">GET</text:span><text:span text:style-name="T314"/></text:p>
          </table:table-cell>
          <table:table-cell table:style-name="TableCell021301">
            <text:p text:style-name="P188"><text:span text:style-name="T315">/api/commandes/:id</text:span><text:span text:style-name="T316"/></text:p>
          </table:table-cell>
          <table:table-cell table:style-name="TableCell021302">
            <text:p text:style-name="P188"><text:span text:style-name="T317">Récupérer une commande</text:span><text:span text:style-name="T318"/></text:p>
          </table:table-cell>
          <table:table-cell table:style-name="TableCell021303">
            <text:p text:style-name="P188"><text:span text:style-name="T319">200 / 400 / 404</text:span><text:span text:style-name="T320"/></text:p>
          </table:table-cell>
        </table:table-row>
        <table:table-row table:style-name="TableRow0214">
          <table:table-cell table:style-name="TableCell021400">
            <text:p text:style-name="P190"><text:span text:style-name="T321">PUT</text:span><text:span text:style-name="T322"/></text:p>
          </table:table-cell>
          <table:table-cell table:style-name="TableCell021401">
            <text:p text:style-name="P191"><text:span text:style-name="T323">/api/commandes/:id</text:span><text:span text:style-name="T324"/></text:p>
          </table:table-cell>
          <table:table-cell table:style-name="TableCell021402">
            <text:p text:style-name="P191"><text:span text:style-name="T325">Modifier une commande</text:span><text:span text:style-name="T326"/></text:p>
          </table:table-cell>
          <table:table-cell table:style-name="TableCell021403">
            <text:p text:style-name="P191"><text:span text:style-name="T327">200 / 400 / 404</text:span><text:span text:style-name="T328"/></text:p>
          </table:table-cell>
        </table:table-row>
        <table:table-row table:style-name="TableRow0215">
          <table:table-cell table:style-name="TableCell021500">
            <text:p text:style-name="P193"><text:span text:style-name="T329">DELETE</text:span><text:span text:style-name="T330"/></text:p>
          </table:table-cell>
          <table:table-cell table:style-name="TableCell021501">
            <text:p text:style-name="P194"><text:span text:style-name="T331">/api/commandes/:id</text:span><text:span text:style-name="T332"/></text:p>
          </table:table-cell>
          <table:table-cell table:style-name="TableCell021502">
            <text:p text:style-name="P194"><text:span text:style-name="T333">Supprimer une commande</text:span><text:span text:style-name="T334"/></text:p>
          </table:table-cell>
          <table:table-cell table:style-name="TableCell021503">
            <text:p text:style-name="P194"><text:span text:style-name="T335">200 / 400 / 404</text:span><text:span text:style-name="T336"/></text:p>
          </table:table-cell>
        </table:table-row>
      </table:table>
      <text:p text:style-name="P196"><text:span text:style-name="T337">Tableau 2 : Récapitulatif complet des endpoints API REST</text:span></text:p>
      <text:p text:style-name="P197"><text:span text:style-name="T338">12. Conclusion</text:span></text:p>
      <text:p text:style-name="P198"><text:span text:style-name="T339">Ce projet a permis de mettre en pratique l’ensemble des concepts fondamentaux du développement d’API REST avec Node.js, Express.js et MongoDB. L’architecture MVC adoptée offre une séparation claire des responsabilités entre les modèles de données, la logique métier des contrôleurs et la définition des routes. L’utilisation de Mongoose facilite la validation des données, la gestion des références entre collections et le contrôle de la structure des documents stockés dans MongoDB.</text:span></text:p>
      <text:p text:style-name="P198"><text:span text:style-name="T339">Le module Commandes démontre une logique métier avancée avec le calcul automatique du montant total, la gestion automatique du stock (déduction à la création, restauration à la suppression), la validation des références et le peuplement des données associées. Les codes HTTP sont utilisés de manière sémantique pour indiquer clairement le résultat de chaque opération, et les réponses JSON fournissent des messages d’erreur explicites qui facilitent le débogage et l’intégration avec des applications frontend.</text:span></text:p>
      <text:p text:style-name="P198"><text:span text:style-name="T339">Parmi les améliorations possibles pour ce projet, on pourrait envisager l’ajout d’une authentification et autorisation avec JWT, la pagination des résultats pour les grandes collections, la mise en place de tests unitaires avec Jest ou Mocha, l’ajout d’une couche de validation avec Joi, et le déploiement de l’API sur une plateforme cloud comme Heroku ou Render avec une base de données MongoDB Atla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